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9in" table:align="margins"/>
    </style:style>
    <style:style style:name="Table1.A" style:family="table-column">
      <style:table-column-properties style:column-width="0.7903in" style:rel-column-width="6553*"/>
    </style:style>
    <style:style style:name="Table1.J" style:family="table-column">
      <style:table-column-properties style:column-width="0.7903in" style:rel-column-width="655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I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9in" table:align="margins"/>
    </style:style>
    <style:style style:name="Table2.A" style:family="table-column">
      <style:table-column-properties style:column-width="0.7896in" style:rel-column-width="6551*"/>
    </style:style>
    <style:style style:name="Table2.C" style:family="table-column">
      <style:table-column-properties style:column-width="0.7903in" style:rel-column-width="6556*"/>
    </style:style>
    <style:style style:name="Table2.J" style:family="table-column">
      <style:table-column-properties style:column-width="0.791in" style:rel-column-width="656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I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J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9in" table:align="margins"/>
    </style:style>
    <style:style style:name="Table3.A" style:family="table-column">
      <style:table-column-properties style:column-width="0.7903in" style:rel-column-width="6553*"/>
    </style:style>
    <style:style style:name="Table3.J" style:family="table-column">
      <style:table-column-properties style:column-width="0.7903in" style:rel-column-width="655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I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J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7.9in" table:align="margins"/>
    </style:style>
    <style:style style:name="Table4.A" style:family="table-column">
      <style:table-column-properties style:column-width="0.7903in" style:rel-column-width="6553*"/>
    </style:style>
    <style:style style:name="Table4.J" style:family="table-column">
      <style:table-column-properties style:column-width="0.7903in" style:rel-column-width="6558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I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J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7.9in" table:align="margins"/>
    </style:style>
    <style:style style:name="Table5.A" style:family="table-column">
      <style:table-column-properties style:column-width="0.7903in" style:rel-column-width="6553*"/>
    </style:style>
    <style:style style:name="Table5.J" style:family="table-column">
      <style:table-column-properties style:column-width="0.7903in" style:rel-column-width="6558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I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J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8.2944in" fo:margin-left="-0.1722in" table:align="left"/>
    </style:style>
    <style:style style:name="Table6.A" style:family="table-column">
      <style:table-column-properties style:column-width="1.0368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G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H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7.9in" table:align="margins"/>
    </style:style>
    <style:style style:name="Table7.A" style:family="table-column">
      <style:table-column-properties style:column-width="0.9875in" style:rel-column-width="8191*"/>
    </style:style>
    <style:style style:name="Table7.H" style:family="table-column">
      <style:table-column-properties style:column-width="0.9882in" style:rel-column-width="819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G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H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7.9in" table:align="margins"/>
    </style:style>
    <style:style style:name="Table8.A" style:family="table-column">
      <style:table-column-properties style:column-width="0.9875in" style:rel-column-width="8191*"/>
    </style:style>
    <style:style style:name="Table8.H" style:family="table-column">
      <style:table-column-properties style:column-width="0.9882in" style:rel-column-width="8198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G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H2" style:family="table-cell">
      <style:table-cell-properties fo:padding="0.0382in" fo:border-left="0.5pt solid #000000" fo:border-right="0.5pt solid #000000" fo:border-top="none" fo:border-bottom="0.5pt solid #000000"/>
    </style:style>
    <style:style style:name="Table8.3" style:family="table-row">
      <style:table-row-properties style:min-row-height="0.4118in"/>
    </style:style>
    <style:style style:name="Table9" style:family="table">
      <style:table-properties style:width="7.9in" table:align="margins"/>
    </style:style>
    <style:style style:name="Table9.A" style:family="table-column">
      <style:table-column-properties style:column-width="0.9875in" style:rel-column-width="8191*"/>
    </style:style>
    <style:style style:name="Table9.H" style:family="table-column">
      <style:table-column-properties style:column-width="0.9882in" style:rel-column-width="8198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G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H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7.9in" table:align="margins"/>
    </style:style>
    <style:style style:name="Table10.A" style:family="table-column">
      <style:table-column-properties style:column-width="0.9875in" style:rel-column-width="8191*"/>
    </style:style>
    <style:style style:name="Table10.H" style:family="table-column">
      <style:table-column-properties style:column-width="0.9882in" style:rel-column-width="8198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G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H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8.3278in" fo:margin-left="-0.2313in" table:align="left"/>
    </style:style>
    <style:style style:name="Table11.A" style:family="table-column">
      <style:table-column-properties style:column-width="1.041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G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H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7.9in" table:align="margins"/>
    </style:style>
    <style:style style:name="Table12.A" style:family="table-column">
      <style:table-column-properties style:column-width="0.9875in" style:rel-column-width="8191*"/>
    </style:style>
    <style:style style:name="Table12.H" style:family="table-column">
      <style:table-column-properties style:column-width="0.9882in" style:rel-column-width="8198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G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H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7.9in" table:align="margins"/>
    </style:style>
    <style:style style:name="Table13.A" style:family="table-column">
      <style:table-column-properties style:column-width="0.9875in" style:rel-column-width="8189*"/>
    </style:style>
    <style:style style:name="Table13.E" style:family="table-column">
      <style:table-column-properties style:column-width="1.0299in" style:rel-column-width="8546*"/>
    </style:style>
    <style:style style:name="Table13.F" style:family="table-column">
      <style:table-column-properties style:column-width="0.9444in" style:rel-column-width="7832*"/>
    </style:style>
    <style:style style:name="Table13.H" style:family="table-column">
      <style:table-column-properties style:column-width="0.9896in" style:rel-column-width="8212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G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H2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2931in" fo:margin-left="0.0035in" fo:margin-top="0in" fo:margin-bottom="0in" table:align="left" style:writing-mode="lr-tb"/>
    </style:style>
    <style:style style:name="Table14.A" style:family="table-column">
      <style:table-column-properties style:column-width="1.5729in"/>
    </style:style>
    <style:style style:name="Table14.C" style:family="table-column">
      <style:table-column-properties style:column-width="1.5736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5" style:family="table">
      <style:table-properties style:width="7.9in" fo:break-before="page" table:align="margins"/>
    </style:style>
    <style:style style:name="Table15.A" style:family="table-column">
      <style:table-column-properties style:column-width="0.9875in" style:rel-column-width="1422*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G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H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fo:margin-top="0in" fo:margin-bottom="0in" style:contextual-spacing="false"/>
      <style:text-properties fo:font-size="38pt" style:font-size-asian="28pt" style:font-size-complex="28pt"/>
    </style:style>
    <style:style style:name="P2" style:family="paragraph" style:parent-style-name="Heading_20_1">
      <style:paragraph-properties fo:margin-top="0in" fo:margin-bottom="0in" style:contextual-spacing="false"/>
      <style:text-properties fo:font-size="28pt" officeooo:rsid="001b2b27" officeooo:paragraph-rsid="001f5c98" style:font-size-asian="18pt" style:font-size-complex="18pt"/>
    </style:style>
    <style:style style:name="P3" style:family="paragraph" style:parent-style-name="Heading_20_1">
      <style:paragraph-properties fo:margin-top="0in" fo:margin-bottom="0in" style:contextual-spacing="false" fo:break-before="page"/>
      <style:text-properties fo:font-size="28pt" officeooo:rsid="001b2b27" officeooo:paragraph-rsid="001f5c98" style:font-size-asian="18pt" style:font-size-complex="18pt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margin-top="0in" fo:margin-bottom="0in" style:contextual-spacing="false" fo:break-before="page"/>
    </style:style>
    <style:style style:name="P6" style:family="paragraph" style:parent-style-name="Heading_20_1">
      <style:paragraph-properties fo:margin-top="0in" fo:margin-bottom="0in" style:contextual-spacing="false"/>
    </style:style>
    <style:style style:name="P7" style:family="paragraph" style:parent-style-name="Heading_20_1">
      <style:paragraph-properties fo:margin-top="0in" fo:margin-bottom="0in" style:contextual-spacing="false"/>
      <style:text-properties officeooo:paragraph-rsid="00451f6c"/>
    </style:style>
    <style:style style:name="P8" style:family="paragraph" style:parent-style-name="Heading_20_1" style:list-style-name="">
      <style:paragraph-properties fo:margin-top="0in" fo:margin-bottom="0in" style:contextual-spacing="false"/>
    </style:style>
    <style:style style:name="P9" style:family="paragraph" style:parent-style-name="Heading_20_2">
      <style:paragraph-properties fo:margin-top="0in" fo:margin-bottom="0in" style:contextual-spacing="false"/>
    </style:style>
    <style:style style:name="P10" style:family="paragraph" style:parent-style-name="Heading_20_2">
      <style:paragraph-properties fo:margin-top="0in" fo:margin-bottom="0in" style:contextual-spacing="false"/>
      <style:text-properties officeooo:paragraph-rsid="001df51f"/>
    </style:style>
    <style:style style:name="P11" style:family="paragraph" style:parent-style-name="Heading_20_2">
      <style:paragraph-properties fo:margin-top="0in" fo:margin-bottom="0in" style:contextual-spacing="false"/>
      <style:text-properties officeooo:paragraph-rsid="002e7541"/>
    </style:style>
    <style:style style:name="P12" style:family="paragraph" style:parent-style-name="List_20_Paragraph" style:list-style-name="WWNum7">
      <style:paragraph-properties fo:margin-top="0in" fo:margin-bottom="0in" style:contextual-spacing="false"/>
      <style:text-properties fo:font-size="15pt" officeooo:paragraph-rsid="001f5c98" style:font-size-asian="15pt" style:font-size-complex="15pt"/>
    </style:style>
    <style:style style:name="P13" style:family="paragraph" style:parent-style-name="List_20_Paragraph" style:list-style-name="WWNum7">
      <style:paragraph-properties fo:margin-top="0in" fo:margin-bottom="0in" style:contextual-spacing="false"/>
      <style:text-properties fo:font-size="15pt" officeooo:paragraph-rsid="0020c53e" style:font-size-asian="15pt" style:font-size-complex="15pt"/>
    </style:style>
    <style:style style:name="P14" style:family="paragraph" style:parent-style-name="List_20_Paragraph" style:list-style-name="WWNum7" style:master-page-name="">
      <loext:graphic-properties draw:fill="none"/>
      <style:paragraph-properties fo:margin-left="0.25in" fo:margin-right="0in" fo:margin-top="0in" fo:margin-bottom="0in" style:contextual-spacing="false" fo:text-indent="-0.3118in" style:auto-text-indent="false" style:page-number="auto" fo:background-color="transparent"/>
      <style:text-properties fo:font-size="15pt" officeooo:paragraph-rsid="0020c53e" style:font-size-asian="15pt" style:font-size-complex="15pt"/>
    </style:style>
    <style:style style:name="P15" style:family="paragraph" style:parent-style-name="List_20_Paragraph" style:list-style-name="WWNum8">
      <style:paragraph-properties fo:margin-top="0in" fo:margin-bottom="0in" style:contextual-spacing="false"/>
      <style:text-properties fo:font-size="17pt" officeooo:paragraph-rsid="0021511b" style:font-size-asian="17pt" style:font-size-complex="17pt"/>
    </style:style>
    <style:style style:name="P16" style:family="paragraph" style:parent-style-name="List_20_Paragraph" style:list-style-name="WWNum2">
      <style:paragraph-properties fo:margin-top="0in" fo:margin-bottom="0in" style:contextual-spacing="false"/>
      <style:text-properties fo:font-size="17pt" officeooo:paragraph-rsid="0021511b" style:font-size-asian="17pt" style:font-size-complex="17pt"/>
    </style:style>
    <style:style style:name="P17" style:family="paragraph" style:parent-style-name="List_20_Paragraph">
      <style:paragraph-properties fo:margin-top="0in" fo:margin-bottom="0in" style:contextual-spacing="false"/>
      <style:text-properties fo:font-size="17pt" officeooo:paragraph-rsid="0021511b" style:font-size-asian="17pt" style:font-size-complex="17pt"/>
    </style:style>
    <style:style style:name="P18" style:family="paragraph" style:parent-style-name="List_20_Paragraph">
      <style:paragraph-properties fo:margin-top="0in" fo:margin-bottom="0in" style:contextual-spacing="false" fo:break-before="page"/>
      <style:text-properties fo:font-size="17pt" officeooo:paragraph-rsid="0021511b" style:font-size-asian="17pt" style:font-size-complex="17pt"/>
    </style:style>
    <style:style style:name="P19" style:family="paragraph" style:parent-style-name="List_20_Paragraph" style:list-style-name="WWNum3">
      <style:paragraph-properties fo:margin-left="0.25in" fo:margin-top="0in" fo:margin-bottom="0in" style:contextual-spacing="false" fo:text-indent="-0.25in" style:auto-text-indent="false"/>
      <style:text-properties officeooo:paragraph-rsid="0022f54f"/>
    </style:style>
    <style:style style:name="P20" style:family="paragraph" style:parent-style-name="List_20_Paragraph" style:list-style-name="WWNum4">
      <style:paragraph-properties fo:margin-top="0in" fo:margin-bottom="0in" style:contextual-spacing="false"/>
      <style:text-properties fo:font-weight="bold" officeooo:rsid="0022f54f" officeooo:paragraph-rsid="0022f54f" style:font-weight-asian="bold"/>
    </style:style>
    <style:style style:name="P21" style:family="paragraph" style:parent-style-name="List_20_Paragraph" style:list-style-name="WWNum1">
      <style:paragraph-properties fo:margin-top="0in" fo:margin-bottom="0in" style:contextual-spacing="false"/>
      <style:text-properties officeooo:paragraph-rsid="002a74bb"/>
    </style:style>
    <style:style style:name="P22" style:family="paragraph" style:parent-style-name="List_20_Paragraph">
      <style:paragraph-properties fo:margin-left="0.25in" fo:margin-top="0in" fo:margin-bottom="0in" style:contextual-spacing="false"/>
      <style:text-properties officeooo:paragraph-rsid="0022f54f"/>
    </style:style>
    <style:style style:name="P23" style:family="paragraph" style:parent-style-name="List_20_Paragraph">
      <style:paragraph-properties fo:margin-left="0in" fo:margin-top="0in" fo:margin-bottom="0in" style:contextual-spacing="false"/>
      <style:text-properties officeooo:paragraph-rsid="0022f54f"/>
    </style:style>
    <style:style style:name="P24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officeooo:paragraph-rsid="002a74bb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1f5c98"/>
    </style:style>
    <style:style style:name="P26" style:family="paragraph" style:parent-style-name="Standard">
      <style:paragraph-properties fo:margin-top="0in" fo:margin-bottom="0in" style:contextual-spacing="false" fo:break-before="page"/>
      <style:text-properties officeooo:paragraph-rsid="001f5c98"/>
    </style:style>
    <style:style style:name="P27" style:family="paragraph" style:parent-style-name="Standard">
      <style:paragraph-properties fo:margin-top="0in" fo:margin-bottom="0in" style:contextual-spacing="false"/>
      <style:text-properties fo:font-size="17pt" officeooo:paragraph-rsid="0021511b" style:font-size-asian="17pt" style:font-size-complex="17pt"/>
    </style:style>
    <style:style style:name="P28" style:family="paragraph" style:parent-style-name="Standard">
      <style:paragraph-properties fo:margin-top="0in" fo:margin-bottom="0in" style:contextual-spacing="false"/>
      <style:text-properties officeooo:paragraph-rsid="0022f54f"/>
    </style:style>
    <style:style style:name="P29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263f59"/>
    </style:style>
    <style:style style:name="P30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2e7541"/>
    </style:style>
    <style:style style:name="P31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43c1a2"/>
    </style:style>
    <style:style style:name="P32" style:family="paragraph" style:parent-style-name="Standard">
      <style:paragraph-properties fo:margin-top="0in" fo:margin-bottom="0in" style:contextual-spacing="false"/>
      <style:text-properties officeooo:paragraph-rsid="002a74bb"/>
    </style:style>
    <style:style style:name="P33" style:family="paragraph" style:parent-style-name="Standard">
      <style:paragraph-properties fo:margin-top="0in" fo:margin-bottom="0in" style:contextual-spacing="false" fo:break-before="page"/>
      <style:text-properties officeooo:paragraph-rsid="003b7d4e"/>
    </style:style>
    <style:style style:name="P34" style:family="paragraph" style:parent-style-name="Standard">
      <style:paragraph-properties fo:margin-top="0in" fo:margin-bottom="0in" style:contextual-spacing="false"/>
      <style:text-properties officeooo:paragraph-rsid="003b7d4e"/>
    </style:style>
    <style:style style:name="P35" style:family="paragraph" style:parent-style-name="Standard">
      <style:paragraph-properties fo:margin-top="0in" fo:margin-bottom="0in" style:contextual-spacing="false"/>
      <style:text-properties officeooo:paragraph-rsid="003f7eca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1f5c98"/>
    </style:style>
    <style:style style:name="P37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21511b"/>
    </style:style>
    <style:style style:name="P3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5pt" fo:language="pl" fo:country="PL" officeooo:paragraph-rsid="004354f1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9" style:family="paragraph" style:parent-style-name="Standard">
      <style:text-properties fo:font-size="14pt" officeooo:paragraph-rsid="0046ac46"/>
    </style:style>
    <style:style style:name="P40" style:family="paragraph" style:parent-style-name="Standard">
      <style:paragraph-properties fo:margin-top="0in" fo:margin-bottom="0in" style:contextual-spacing="false"/>
      <style:text-properties fo:font-size="14pt" fo:font-weight="normal" officeooo:rsid="00451f6c" officeooo:paragraph-rsid="0046ac46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4pt" officeooo:paragraph-rsid="0046ac46" style:font-size-asian="14pt" style:font-size-complex="14pt"/>
    </style:style>
    <style:style style:name="P42" style:family="paragraph" style:parent-style-name="Standard">
      <style:paragraph-properties fo:margin-top="0in" fo:margin-bottom="0in" style:contextual-spacing="false"/>
      <style:text-properties fo:font-size="14pt" officeooo:paragraph-rsid="0046ac46" style:font-size-asian="14pt" style:font-size-complex="14pt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fo:font-size="14pt" officeooo:paragraph-rsid="0046ac46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fo:font-size="14pt" officeooo:paragraph-rsid="0046ac46" style:font-size-asian="14pt" style:font-size-complex="14pt"/>
    </style:style>
    <style:style style:name="P45" style:family="paragraph" style:parent-style-name="Standard">
      <style:paragraph-properties fo:margin-top="0in" fo:margin-bottom="0in" style:contextual-spacing="false"/>
      <style:text-properties fo:font-size="16pt" officeooo:paragraph-rsid="004354f1"/>
    </style:style>
    <style:style style:name="P46" style:family="paragraph" style:parent-style-name="Standard">
      <style:paragraph-properties fo:margin-top="0in" fo:margin-bottom="0in" style:contextual-spacing="false"/>
      <style:text-properties fo:font-size="16pt" officeooo:paragraph-rsid="004354f1" style:font-size-asian="11pt" style:font-size-complex="11pt"/>
    </style:style>
    <style:style style:name="P47" style:family="paragraph" style:parent-style-name="Standard">
      <style:paragraph-properties fo:margin-top="0in" fo:margin-bottom="0in" style:contextual-spacing="false" fo:text-align="justify" style:justify-single-word="false"/>
      <style:text-properties fo:font-size="16pt" officeooo:paragraph-rsid="004354f1" style:font-size-asian="11pt" style:font-size-complex="11pt"/>
    </style:style>
    <style:style style:name="P48" style:family="paragraph" style:parent-style-name="Standard">
      <style:paragraph-properties fo:margin-top="0in" fo:margin-bottom="0in" style:contextual-spacing="false" fo:text-align="justify" style:justify-single-word="false"/>
      <style:text-properties fo:font-size="16pt" officeooo:rsid="0043c1a2" officeooo:paragraph-rsid="0043c1a2" style:font-size-asian="11pt" style:font-size-complex="11pt"/>
    </style:style>
    <style:style style:name="P49" style:family="paragraph" style:parent-style-name="Standard">
      <style:paragraph-properties fo:margin-top="0in" fo:margin-bottom="0in" style:contextual-spacing="false"/>
      <style:text-properties fo:font-size="15pt" officeooo:paragraph-rsid="001f5c98" style:font-size-asian="15pt" style:font-size-complex="15pt"/>
    </style:style>
    <style:style style:name="P50" style:family="paragraph" style:parent-style-name="Standard">
      <style:paragraph-properties fo:margin-top="0in" fo:margin-bottom="0in" style:contextual-spacing="false"/>
      <style:text-properties fo:font-size="15pt" officeooo:paragraph-rsid="0020c53e" style:font-size-asian="15pt" style:font-size-complex="15pt"/>
    </style:style>
    <style:style style:name="P51" style:family="paragraph" style:parent-style-name="Standard">
      <style:paragraph-properties fo:margin-top="0in" fo:margin-bottom="0in" style:contextual-spacing="false" fo:text-align="center" style:justify-single-word="false"/>
      <style:text-properties officeooo:rsid="001f5c98" officeooo:paragraph-rsid="001f5c98"/>
    </style:style>
    <style:style style:name="P52" style:family="paragraph" style:parent-style-name="Standard">
      <style:paragraph-properties fo:margin-top="0in" fo:margin-bottom="0in" style:contextual-spacing="false" fo:text-align="center" style:justify-single-word="false"/>
      <style:text-properties officeooo:rsid="001f5c98" officeooo:paragraph-rsid="0020c53e"/>
    </style:style>
    <style:style style:name="P53" style:family="paragraph" style:parent-style-name="Standard">
      <style:paragraph-properties fo:margin-top="0in" fo:margin-bottom="0in" style:contextual-spacing="false" fo:text-align="center" style:justify-single-word="false"/>
      <style:text-properties officeooo:rsid="001f5c98" officeooo:paragraph-rsid="0021511b"/>
    </style:style>
    <style:style style:name="P54" style:family="paragraph" style:parent-style-name="Standard">
      <style:paragraph-properties fo:margin-top="0in" fo:margin-bottom="0in" style:contextual-spacing="false"/>
      <style:text-properties officeooo:rsid="0020c53e" officeooo:paragraph-rsid="0020c53e"/>
    </style:style>
    <style:style style:name="P55" style:family="paragraph" style:parent-style-name="Standard">
      <style:paragraph-properties fo:margin-top="0in" fo:margin-bottom="0in" style:contextual-spacing="false" fo:break-before="page"/>
      <style:text-properties officeooo:rsid="0021511b" officeooo:paragraph-rsid="0021511b"/>
    </style:style>
    <style:style style:name="P56" style:family="paragraph" style:parent-style-name="Standard">
      <style:paragraph-properties fo:margin-top="0in" fo:margin-bottom="0in" style:contextual-spacing="false" fo:text-align="center" style:justify-single-word="false"/>
      <style:text-properties officeooo:rsid="0021511b" officeooo:paragraph-rsid="0021511b"/>
    </style:style>
    <style:style style:name="P57" style:family="paragraph" style:parent-style-name="Standard">
      <style:paragraph-properties fo:margin-top="0in" fo:margin-bottom="0in" style:contextual-spacing="false" fo:text-align="justify" style:justify-single-word="false" fo:break-before="page"/>
      <style:text-properties officeooo:rsid="002e7541" officeooo:paragraph-rsid="002e7541"/>
    </style:style>
    <style:style style:name="P58" style:family="paragraph" style:parent-style-name="Standard">
      <style:paragraph-properties fo:margin-top="0in" fo:margin-bottom="0in" style:contextual-spacing="false" fo:text-align="justify" style:justify-single-word="false"/>
      <style:text-properties officeooo:rsid="002e7541" officeooo:paragraph-rsid="002e7541"/>
    </style:style>
    <style:style style:name="P59" style:family="paragraph" style:parent-style-name="Standard">
      <style:paragraph-properties fo:margin-top="0in" fo:margin-bottom="0in" style:contextual-spacing="false" fo:text-align="justify" style:justify-single-word="false"/>
      <style:text-properties fo:font-weight="bold" officeooo:paragraph-rsid="002e7541" style:font-weight-asian="bold"/>
    </style:style>
    <style:style style:name="P60" style:family="paragraph" style:parent-style-name="Standard">
      <style:paragraph-properties fo:margin-top="0in" fo:margin-bottom="0in" style:contextual-spacing="false"/>
    </style:style>
    <style:style style:name="P61" style:family="paragraph" style:parent-style-name="Standard">
      <style:paragraph-properties fo:margin-top="0in" fo:margin-bottom="0in" style:contextual-spacing="false" fo:line-height="100%"/>
      <style:text-properties style:text-line-through-style="solid" style:text-line-through-type="single" fo:font-size="14pt" officeooo:paragraph-rsid="0046ac46" style:font-size-asian="14pt" style:font-size-complex="14pt"/>
    </style:style>
    <style:style style:name="P6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1f5c98" officeooo:paragraph-rsid="001f5c98"/>
    </style:style>
    <style:style style:name="P63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0275" officeooo:paragraph-rsid="00200275"/>
    </style:style>
    <style:style style:name="P64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0275" officeooo:paragraph-rsid="0021511b"/>
    </style:style>
    <style:style style:name="P6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c53e" officeooo:paragraph-rsid="0020c53e"/>
    </style:style>
    <style:style style:name="P66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c53e" officeooo:paragraph-rsid="0021511b"/>
    </style:style>
    <style:style style:name="P67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73a9" officeooo:paragraph-rsid="002073a9"/>
    </style:style>
    <style:style style:name="P68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1f5c98"/>
    </style:style>
    <style:style style:name="P69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1511b"/>
    </style:style>
    <style:style style:name="P70" style:family="paragraph" style:parent-style-name="Table_20_Contents">
      <style:paragraph-properties fo:margin-top="0in" fo:margin-bottom="0in" style:contextual-spacing="false" fo:text-align="center" style:justify-single-word="false"/>
    </style:style>
    <style:style style:name="P71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1511b" officeooo:paragraph-rsid="0021511b"/>
    </style:style>
    <style:style style:name="P7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1c016" officeooo:paragraph-rsid="0021c016"/>
    </style:style>
    <style:style style:name="P73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1a954" officeooo:paragraph-rsid="0021a954"/>
    </style:style>
    <style:style style:name="P7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5pt" officeooo:rsid="00239e64" officeooo:paragraph-rsid="00239e64" style:font-size-asian="9pt" style:font-size-complex="9pt"/>
    </style:style>
    <style:style style:name="P75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5pt" officeooo:rsid="002555c2" officeooo:paragraph-rsid="002555c2" style:font-size-asian="9pt" style:font-size-complex="9pt"/>
    </style:style>
    <style:style style:name="P76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5pt" officeooo:rsid="00244ff8" officeooo:paragraph-rsid="00244ff8" style:font-size-asian="9pt" style:font-size-complex="9pt"/>
    </style:style>
    <style:style style:name="P7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5pt" style:font-size-asian="9pt" style:font-size-complex="9pt"/>
    </style:style>
    <style:style style:name="P7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6pt" officeooo:rsid="002a74bb" officeooo:paragraph-rsid="002a74bb"/>
    </style:style>
    <style:style style:name="P79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6pt" officeooo:rsid="002c488d" officeooo:paragraph-rsid="002c488d"/>
    </style:style>
    <style:style style:name="P80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6pt" officeooo:rsid="002e058a" officeooo:paragraph-rsid="002e058a"/>
    </style:style>
    <style:style style:name="P8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6pt"/>
    </style:style>
    <style:style style:name="P82" style:family="paragraph" style:parent-style-name="Table_20_Contents">
      <style:paragraph-properties fo:margin-top="0in" fo:margin-bottom="0in" style:contextual-spacing="false" fo:text-align="justify" style:justify-single-word="false"/>
      <style:text-properties officeooo:rsid="002e7541" officeooo:paragraph-rsid="002e7541"/>
    </style:style>
    <style:style style:name="P83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e7541" officeooo:paragraph-rsid="002e7541"/>
    </style:style>
    <style:style style:name="P84" style:family="paragraph" style:parent-style-name="Table_20_Contents">
      <style:paragraph-properties fo:margin-top="0in" fo:margin-bottom="0in" style:contextual-spacing="false" fo:text-align="justify" style:justify-single-word="false"/>
      <style:text-properties officeooo:paragraph-rsid="002e7541"/>
    </style:style>
    <style:style style:name="P8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f738b" officeooo:paragraph-rsid="002f738b"/>
    </style:style>
    <style:style style:name="P86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2pt" officeooo:rsid="0030a063" officeooo:paragraph-rsid="0030a063" style:font-size-asian="12pt" style:font-size-complex="12pt"/>
    </style:style>
    <style:style style:name="P8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2pt" style:font-size-asian="12pt" style:font-size-complex="12pt"/>
    </style:style>
    <style:style style:name="P8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2pt" officeooo:rsid="003755d7" officeooo:paragraph-rsid="003755d7" style:font-size-asian="12pt" style:font-size-complex="12pt"/>
    </style:style>
    <style:style style:name="P89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2pt" officeooo:rsid="0038fad4" officeooo:paragraph-rsid="0038fad4" style:font-size-asian="12pt" style:font-size-complex="12pt"/>
    </style:style>
    <style:style style:name="P90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2pt" officeooo:rsid="003288cb" officeooo:paragraph-rsid="003288cb" style:font-size-asian="12pt" style:font-size-complex="12pt"/>
    </style:style>
    <style:style style:name="P9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2pt" officeooo:rsid="00352250" officeooo:paragraph-rsid="00352250" style:font-size-asian="12pt" style:font-size-complex="12pt"/>
    </style:style>
    <style:style style:name="P9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2pt" officeooo:rsid="0034b93f" officeooo:paragraph-rsid="0034b93f" style:font-size-asian="12pt" style:font-size-complex="12pt"/>
    </style:style>
    <style:style style:name="P9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2pt" officeooo:rsid="003651be" officeooo:paragraph-rsid="003651be" style:font-size-asian="12pt" style:font-size-complex="12pt"/>
    </style:style>
    <style:style style:name="P9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2pt" officeooo:rsid="003307b3" officeooo:paragraph-rsid="003307b3" style:font-size-asian="12pt" style:font-size-complex="12pt"/>
    </style:style>
    <style:style style:name="P9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3b7d4e" officeooo:paragraph-rsid="003b7d4e"/>
    </style:style>
    <style:style style:name="P96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3b7d4e" officeooo:paragraph-rsid="00412338"/>
    </style:style>
    <style:style style:name="P97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3cfd52" officeooo:paragraph-rsid="003cfd52"/>
    </style:style>
    <style:style style:name="P98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3d9ddf" officeooo:paragraph-rsid="003d9ddf"/>
    </style:style>
    <style:style style:name="P99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3f2323" officeooo:paragraph-rsid="003f2323"/>
    </style:style>
    <style:style style:name="P100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3bf121" officeooo:paragraph-rsid="003cbbd1"/>
    </style:style>
    <style:style style:name="P101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3bf121" officeooo:paragraph-rsid="003bf121"/>
    </style:style>
    <style:style style:name="P10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3bf121" officeooo:paragraph-rsid="003bfcd7"/>
    </style:style>
    <style:style style:name="P103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3cbbd1" officeooo:paragraph-rsid="003cbbd1"/>
    </style:style>
    <style:style style:name="P104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3f7eca" officeooo:paragraph-rsid="003f7eca"/>
    </style:style>
    <style:style style:name="P10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412338" officeooo:paragraph-rsid="00412338"/>
    </style:style>
    <style:style style:name="P106" style:family="paragraph" style:parent-style-name="Table_20_Contents">
      <style:paragraph-properties fo:text-align="center" style:justify-single-word="false"/>
      <style:text-properties fo:font-size="14pt" officeooo:rsid="0046ac46" officeooo:paragraph-rsid="0046ac46" style:font-size-asian="18pt" style:font-size-complex="18pt"/>
    </style:style>
    <style:style style:name="P107" style:family="paragraph" style:parent-style-name="Table_20_Contents">
      <style:paragraph-properties fo:text-align="center" style:justify-single-word="false"/>
      <style:text-properties fo:font-size="14pt" style:font-size-asian="18pt" style:font-size-complex="18pt"/>
    </style:style>
    <style:style style:name="P108" style:family="paragraph" style:parent-style-name="Table_20_Contents">
      <style:paragraph-properties fo:text-align="center" style:justify-single-word="false"/>
      <style:text-properties fo:font-size="14pt" officeooo:rsid="0046fc69" officeooo:paragraph-rsid="0046fc69" style:font-size-asian="18pt" style:font-size-complex="18pt"/>
    </style:style>
    <style:style style:name="P109" style:family="paragraph" style:parent-style-name="Text_20_body">
      <style:paragraph-properties fo:margin-top="0in" fo:margin-bottom="0in" style:contextual-spacing="false"/>
      <style:text-properties officeooo:rsid="0043c1a2" officeooo:paragraph-rsid="0043c1a2"/>
    </style:style>
    <style:style style:name="P110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8pt" style:font-size-asian="18pt" style:font-size-complex="18pt"/>
    </style:style>
    <style:style style:name="P111" style:family="paragraph" style:parent-style-name="Text_20_body">
      <style:paragraph-properties fo:margin-top="0in" fo:margin-bottom="0in" style:contextual-spacing="false"/>
      <style:text-properties fo:font-size="18pt" style:font-size-asian="18pt" style:font-size-complex="18pt"/>
    </style:style>
    <style:style style:name="P112" style:family="paragraph" style:parent-style-name="Text_20_body">
      <style:paragraph-properties fo:margin-top="0in" fo:margin-bottom="0in" style:contextual-spacing="false"/>
      <style:text-properties fo:font-size="18pt" officeooo:rsid="001c71a4" officeooo:paragraph-rsid="001c71a4" style:font-size-asian="12pt" style:font-size-complex="12pt"/>
    </style:style>
    <style:style style:name="P11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8pt" style:font-size-asian="12pt" style:font-size-complex="12pt"/>
    </style:style>
    <style:style style:name="P11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8pt" officeooo:paragraph-rsid="0022f54f" style:font-size-asian="12pt" style:font-size-complex="12pt"/>
    </style:style>
    <style:style style:name="P115" style:family="paragraph" style:parent-style-name="Text_20_body">
      <style:paragraph-properties fo:margin-top="0in" fo:margin-bottom="0in" style:contextual-spacing="false"/>
      <style:text-properties officeooo:rsid="002555c2" officeooo:paragraph-rsid="002555c2"/>
    </style:style>
    <style:style style:name="P116" style:family="paragraph" style:parent-style-name="Text_20_body">
      <style:paragraph-properties fo:margin-top="0in" fo:margin-bottom="0in" style:contextual-spacing="false"/>
      <style:text-properties officeooo:rsid="00281e5f" officeooo:paragraph-rsid="00281e5f"/>
    </style:style>
    <style:style style:name="P117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4pt" style:font-size-asian="10pt" style:font-size-complex="10pt"/>
    </style:style>
    <style:style style:name="P118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4pt" officeooo:rsid="00263f59" officeooo:paragraph-rsid="00263f59" style:font-size-asian="10pt" style:font-size-complex="10pt"/>
    </style:style>
    <style:style style:name="P119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4pt" officeooo:rsid="00281e5f" officeooo:paragraph-rsid="00281e5f" style:font-size-asian="10pt" style:font-size-complex="10pt"/>
    </style:style>
    <style:style style:name="P120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4pt" officeooo:rsid="00269171" officeooo:paragraph-rsid="00269171" style:font-size-asian="10pt" style:font-size-complex="10pt"/>
    </style:style>
    <style:style style:name="P121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4pt" officeooo:rsid="0027dbce" officeooo:paragraph-rsid="0027dbce" style:font-size-asian="10pt" style:font-size-complex="10pt"/>
    </style:style>
    <style:style style:name="P122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4pt" officeooo:rsid="0026e09f" officeooo:paragraph-rsid="0026e09f" style:font-size-asian="10pt" style:font-size-complex="10pt"/>
    </style:style>
    <style:style style:name="P123" style:family="paragraph" style:parent-style-name="Text_20_body">
      <style:paragraph-properties fo:margin-top="0in" fo:margin-bottom="0in" style:contextual-spacing="false"/>
    </style:style>
    <style:style style:name="P124" style:family="paragraph" style:parent-style-name="Text_20_body">
      <style:paragraph-properties fo:margin-top="0in" fo:margin-bottom="0in" style:contextual-spacing="false"/>
      <style:text-properties fo:font-weight="normal" officeooo:rsid="00451f6c" officeooo:paragraph-rsid="00451f6c" style:font-weight-asian="normal" style:font-weight-complex="normal"/>
    </style:style>
    <style:style style:name="P125" style:family="paragraph" style:parent-style-name="Text_20_body">
      <style:paragraph-properties fo:margin-top="0in" fo:margin-bottom="0in" style:contextual-spacing="false"/>
      <style:text-properties fo:font-weight="normal" officeooo:rsid="0046fc69" officeooo:paragraph-rsid="0046fc69" style:font-weight-asian="normal" style:font-weight-complex="normal"/>
    </style:style>
    <style:style style:name="T1" style:family="text">
      <style:text-properties officeooo:rsid="001c71a4"/>
    </style:style>
    <style:style style:name="T2" style:family="text">
      <style:text-properties officeooo:rsid="001df51f"/>
    </style:style>
    <style:style style:name="T3" style:family="text">
      <style:text-properties officeooo:rsid="001f5c98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22f54f" style:font-weight-asian="bold"/>
    </style:style>
    <style:style style:name="T6" style:family="text">
      <style:text-properties fo:font-weight="bold" officeooo:rsid="002a74bb" style:font-weight-asian="bold"/>
    </style:style>
    <style:style style:name="T7" style:family="text">
      <style:text-properties fo:font-weight="bold" officeooo:rsid="004354f1" style:font-weight-asian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type="double" style:text-underline-width="auto" style:text-underline-color="font-color"/>
    </style:style>
    <style:style style:name="T10" style:family="text">
      <style:text-properties officeooo:rsid="0020c53e"/>
    </style:style>
    <style:style style:name="T11" style:family="text">
      <style:text-properties officeooo:rsid="0021511b"/>
    </style:style>
    <style:style style:name="T12" style:family="text">
      <style:text-properties officeooo:rsid="002555c2"/>
    </style:style>
    <style:style style:name="T13" style:family="text">
      <style:text-properties officeooo:rsid="0025be6d"/>
    </style:style>
    <style:style style:name="T14" style:family="text">
      <style:text-properties officeooo:rsid="00263f59"/>
    </style:style>
    <style:style style:name="T15" style:family="text">
      <style:text-properties officeooo:rsid="00291ed7"/>
    </style:style>
    <style:style style:name="T16" style:family="text">
      <style:text-properties officeooo:rsid="002e7541"/>
    </style:style>
    <style:style style:name="T17" style:family="text">
      <style:text-properties officeooo:rsid="002f738b"/>
    </style:style>
    <style:style style:name="T18" style:family="text">
      <style:text-properties officeooo:rsid="003b7d4e"/>
    </style:style>
    <style:style style:name="T19" style:family="text">
      <style:text-properties officeooo:rsid="003bfcd7"/>
    </style:style>
    <style:style style:name="T20" style:family="text">
      <style:text-properties officeooo:rsid="003f2323"/>
    </style:style>
    <style:style style:name="T21" style:family="text">
      <style:text-properties officeooo:rsid="00412338"/>
    </style:style>
    <style:style style:name="T22" style:family="text">
      <style:text-properties style:font-name="Times New Roman" fo:font-weight="bold" style:font-weight-asian="bold" style:font-name-complex="Times New Roman1"/>
    </style:style>
    <style:style style:name="T23" style:family="text">
      <style:text-properties style:font-name="Times New Roman" style:font-name-complex="Times New Roman1"/>
    </style:style>
    <style:style style:name="T24" style:family="text">
      <style:text-properties style:font-name="Times New Roman" fo:font-size="16pt" fo:font-weight="bold" style:font-size-asian="11pt" style:font-weight-asian="bold" style:font-name-complex="Times New Roman1" style:font-size-complex="11pt"/>
    </style:style>
    <style:style style:name="T25" style:family="text">
      <style:text-properties style:font-name="Times New Roman" fo:font-size="16pt" fo:font-weight="bold" officeooo:rsid="0043c1a2" style:font-size-asian="11pt" style:font-weight-asian="bold" style:font-name-complex="Times New Roman1" style:font-size-complex="11pt"/>
    </style:style>
    <style:style style:name="T26" style:family="text">
      <style:text-properties style:font-name="Times New Roman" fo:font-size="16pt" fo:font-weight="bold" officeooo:rsid="00451f6c" style:font-size-asian="11pt" style:font-weight-asian="bold" style:font-name-complex="Times New Roman1" style:font-size-complex="11pt"/>
    </style:style>
    <style:style style:name="T27" style:family="text">
      <style:text-properties style:font-name="Times New Roman" fo:font-size="16pt" style:font-size-asian="11pt" style:font-name-complex="Times New Roman1" style:font-size-complex="11pt"/>
    </style:style>
    <style:style style:name="T28" style:family="text">
      <style:text-properties officeooo:rsid="004354f1"/>
    </style:style>
    <style:style style:name="T29" style:family="text">
      <style:text-properties fo:font-size="16pt" officeooo:rsid="0043c1a2" style:font-size-asian="11pt" style:font-size-complex="11pt"/>
    </style:style>
    <style:style style:name="T30" style:family="text">
      <style:text-properties officeooo:rsid="0046ac46"/>
    </style:style>
    <style:style style:name="T31" style:family="text">
      <style:text-properties officeooo:rsid="0046fc69"/>
    </style:style>
    <style:style style:name="T32" style:family="text">
      <style:text-properties officeooo:rsid="0047a6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nsowa rachunkowość</text:p>
      <text:h text:style-name="P2" text:outline-level="1"><text:span text:style-name="T3">Ćwiczenie</text:span> 1 (21/2/2024):</text:h>
      <text:p text:style-name="P123">Sała: 504A 8:00-8:45, Zaliczenie: Zaliczenie z oceną </text:p>
      <text:p text:style-name="P123">Konsultację: 323A, 8:50-9:35, 10:40-11:25.</text:p>
      <text:h text:style-name="P9" text:outline-level="2">Literatura podstawowa:</text:h>
      <text:p text:style-name="P110">1. E. Radawiecka, M. Foremna-Pilarska, Zadania z rachunkowości finansowej. Wydanie III, Wydawnictwo Politechniki Koszalińskiej, Koszalin 2019</text:p>
      <text:p text:style-name="P110">2. M. Hass-Symotiuk (red.) Rachunkowość finansowa przedsiębiorstwa : od jego powstania do likwidacji, Wolters Kluwer Polska 2018.</text:p>
      <text:p text:style-name="P110">3. Ustawa z dnia 29 kwietnia 1994 roku o rachunkowości Dz.U.2022 poz. 1488.</text:p>
      <text:h text:style-name="P9" text:outline-level="2">Literatura uzupełniająca:</text:h>
      <text:p text:style-name="P111">1. S. Hońko, B. Gierba, B. Jakubiak, I. Kowalczyk, A. Szczęsna, W. Gos, Rachunkowość finansowa, Stowarzyszenie Księgowych w Polsce, Warszawa 2016.</text:p>
      <text:p text:style-name="P111">2. E. Walińska (red. nauk.), Rachunkowość finansowa. Podręcznik. Ujęcie sprawozdawcze i ewidencyjne, Wolters Kluwer, Warszawa 2014.</text:p>
      <text:p text:style-name="P111">3. B. Gierusz, Podręcznik do samodzielnej nauki księgowania, ODDK, Gdańsk 2018.</text:p>
      <text:h text:style-name="P9" text:outline-level="2">Zakres tematów:</text:h>
      <text:p text:style-name="P112">1. Wprowadzenie do rachunkowości finansowej</text:p>
      <text:p text:style-name="P113">2. Ewidencja rzeczowych aktywów trwałych i wartości niematerialnych i prawnych</text:p>
      <text:p text:style-name="P114">3. Ewidencja inwestycji</text:p>
      <text:p text:style-name="P114">4. Ewidencja rozrachunków</text:p>
      <text:p text:style-name="P113">5. Kolokwium nr 1 obejmujące tematy 2-4.</text:p>
      <text:p text:style-name="P113">6. Ewidencja materiałów, towarów i produktów gotowych</text:p>
      <text:p text:style-name="P113">7. Ewidencja kapitałów/funduszy własnych, rezerw i zobowiązań</text:p>
      <text:p text:style-name="P113">8. Ewidencja przychodów i kosztów oraz wyniku finansowego</text:p>
      <text:p text:style-name="P113"><text:soft-page-break/>9. Kolokwium nr 2 obejmujące tematy 6-8.</text:p>
      <text:p text:style-name="P113">10. Podsumowanie i zaliczenie ćwiczeń.</text:p>
      <text:h text:style-name="P9" text:outline-level="2">Metoda oceniania:</text:h>
      <text:p text:style-name="P123">1 kolokwium - tematy 1-3 (pierwsza połowa semestru) </text:p>
      <text:p text:style-name="P123">2 kolokwium - tematy 4-6 (druga połowa semestru). Do oceny końcowej zostanie uwzględniona suma punktów uzyskana na podstawie napisanych kolokwiów zaliczeniowych. <text:s/></text:p>
      <text:p text:style-name="P123">Obserwacja studenta (EP4, EP5, EP6, EP7, EP8, EP9)</text:p>
      <text:p text:style-name="P123">100-91% - (<text:span text:style-name="T1">bdb/</text:span>5.0), <text:span text:style-name="T1">9</text:span>0-81% - <text:span text:style-name="T1">(</text:span>db<text:span text:style-name="T1">+/</text:span>4.5), 80-71% <text:span text:style-name="T1">(</text:span>db/4.0), 70-61% - <text:s/><text:span text:style-name="T1">(</text:span>dst<text:span text:style-name="T1">+/</text:span>3.5), 60-55% - <text:span text:style-name="T1">(</text:span>dst/3.0)</text:p>
      <text:p text:style-name="P123">+ punkty za aktywność</text:p>
      <text:h text:style-name="P10" text:outline-level="2">Limit nieobecności: <text:span text:style-name="T2">2 <text:s text:c="2"/></text:span></text:h>
      <text:h text:style-name="P3" text:outline-level="1"><text:span text:style-name="T3">Ćwiczenie</text:span> <text:span text:style-name="T3">2</text:span> (2<text:span text:style-name="T3">8</text:span>/2/2024):</text:h>
      <text:p text:style-name="P25" loext:marker-style-name="T4"><text:span text:style-name="T4">Zadanie 1:</text:span></text:p>
      <text:p text:style-name="P49">Stany początkowe niektórych kont w przedsiębiorstwie prywatnym wynosiły:</text:p>
      <text:p text:style-name="P49">Środki trwałe …………………………………………………………. 27.000<text:line-break/>Umorzenie środków trwałych………………………………… 9.760<text:line-break/>Środki trwałe w budowie ………………………………………. 3.000<text:line-break/>Kasa ………………………………………………………………………. 1.060<text:line-break/>Kapitał właściciela …………………………………………………. 21.300</text:p>
      <text:p text:style-name="P49"/>
      <text:p text:style-name="P49">Wystąpiły następujące operacje gospodarcze:</text:p>
      <text:list text:style-name="WWNum7">
        <text:list-item>
          <text:p text:style-name="P12"><text:s/>Zakupiono komputery od dostawcy (Fa VAT):<text:line-break/>- wartość maszyny ………………………………………………………………. 2.000<text:line-break/>- podatek VAT 23% ………………………………………………………….… <text:span text:style-name="T8">460</text:span><text:line-break/> <text:s text:c="2"/>suma faktury ……………………………………………………………. <text:span text:style-name="T9">2.460</text:span></text:p>
        </text:list-item>
        <text:list-item>
          <text:p text:style-name="P12">Przyjęto do użytkowania zakupione komputery (OT) ……………….. ….</text:p>
        </text:list-item>
        <text:list-item>
          <text:p text:style-name="P12">Przekazano nieodpłatnie sprzęt audiovideo placówce oświatowej – darowizna (PT):<text:line-break/>- wartość początkowa środka trwałego ……………………………………. 3.600<text:line-break/>- dotychczasowe umorzenie ……………………………………………………. 2.200</text:p>
        </text:list-item>
        <text:list-item>
          <text:p text:style-name="P12">Sprzedano odbiorcy zbędną kasę fiskalną (Fa VAT):<text:line-break/>- uzyskana suma za sprzedaż netto ……………………………………………1.200<text:line-break/>- podatek VAT 23% …………………………………………………………… 276</text:p>
        </text:list-item>
        <text:list-item>
          <text:p text:style-name="P12">Przekazano sprzedany środek trwały (PT):<text:line-break/>- wartość początkowa środka …………………………………………………… 1.500<text:line-break/>- dotychczasowe umorzenie …………………………………………………….. 500</text:p>
        </text:list-item>
        <text:list-item>
          <text:p text:style-name="P12">Nieodpłatnie otrzymano neutralizatory stalowe od innej firmy (OT) …2.500</text:p>
        </text:list-item>
        <text:list-item>
          <text:p text:style-name="P12">Przyjęto z rozliczenia budowy magazyn do eksploatacji (OT) ………… 3.000</text:p>
        </text:list-item>
        <text:list-item>
          <text:p text:style-name="P12">Ujawniono nadwyżkę w środkach trwałych (Pk) …………………………… 450</text:p>
        </text:list-item>
        <text:list-item>
          <text:p text:style-name="P13">Rozliczono nadwyżkę środków trwałych (Pk) …………………………….. </text:p>
        </text:list-item>
        <text:list-item>
          <text:p text:style-name="P14">Zaksięgowano miesięczną amortyzację od posiadanych środków trwałych (Pk)….900</text:p>
        </text:list-item>
      </text:list>
      <text:p text:style-name="P50"/>
      <text:p text:style-name="P50">Polecenia: </text:p>
      <text:p text:style-name="P50">1. Otwórz konta wpisując salda początkowe</text:p>
      <text:p text:style-name="P50">2. Zaksięguj operacje gospodarcze</text:p>
      <text:p text:style-name="P26"/>
      <table:table table:name="Table1" table:style-name="Table1">
        <table:table-column table:style-name="Table1.A" table:number-columns-repeated="9"/>
        <table:table-column table:style-name="Table1.J"/>
        <table:table-row>
          <table:table-cell table:style-name="Table1.A1" table:number-columns-spanned="2" office:value-type="string">
            <text:p text:style-name="P36">Środki trwałe</text:p>
          </table:table-cell>
          <table:covered-table-cell/>
          <table:table-cell table:style-name="Table1.A1" table:number-columns-spanned="2" office:value-type="string">
            <text:p text:style-name="P36">Umorzenie środków trwałych</text:p>
          </table:table-cell>
          <table:covered-table-cell/>
          <table:table-cell table:style-name="Table1.A1" table:number-columns-spanned="2" office:value-type="string">
            <text:p text:style-name="P36">Środki trwałe w budowie</text:p>
          </table:table-cell>
          <table:covered-table-cell/>
          <table:table-cell table:style-name="Table1.A1" table:number-columns-spanned="2" office:value-type="string">
            <text:p text:style-name="P62">Kasa</text:p>
          </table:table-cell>
          <table:covered-table-cell/>
          <table:table-cell table:style-name="Table1.I1" table:number-columns-spanned="2" office:value-type="string">
            <text:p text:style-name="P36">Kapitał właściciela</text:p>
          </table:table-cell>
          <table:covered-table-cell/>
        </table:table-row>
        <table:table-row>
          <table:table-cell table:style-name="Table1.A2" office:value-type="string">
            <text:p text:style-name="P63">Sp. 27000</text:p>
            <text:p text:style-name="P63">2) 2000</text:p>
            <text:p text:style-name="P65">6) 2500</text:p>
            <text:p text:style-name="P65">7) 3000</text:p>
            <text:p text:style-name="P65">8) 450</text:p>
          </table:table-cell>
          <table:table-cell table:style-name="Table1.A2" office:value-type="string">
            <text:p text:style-name="P67">3)3600</text:p>
            <text:p text:style-name="P65">5)1500</text:p>
          </table:table-cell>
          <table:table-cell table:style-name="Table1.A2" office:value-type="string">
            <text:p text:style-name="P67">3)2200</text:p>
            <text:p text:style-name="P65">5) 500</text:p>
          </table:table-cell>
          <table:table-cell table:style-name="Table1.A2" office:value-type="string">
            <text:p text:style-name="P63">Sp. 9760</text:p>
            <text:p text:style-name="P65">10) 900</text:p>
          </table:table-cell>
          <table:table-cell table:style-name="Table1.A2" office:value-type="string">
            <text:p text:style-name="P63">Sp. 3000</text:p>
          </table:table-cell>
          <table:table-cell table:style-name="Table1.A2" office:value-type="string">
            <text:p text:style-name="P65">7)3000</text:p>
          </table:table-cell>
          <table:table-cell table:style-name="Table1.A2" office:value-type="string">
            <text:p text:style-name="P63">Sp. 1060</text:p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65"/>
          </table:table-cell>
          <table:table-cell table:style-name="Table1.J2" office:value-type="string">
            <text:p text:style-name="P63">Sp. 21300</text:p>
          </table:table-cell>
        </table:table-row>
        <table:table-row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J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J2" office:value-type="string">
            <text:p text:style-name="P70"/>
          </table:table-cell>
        </table:table-row>
      </table:table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 table:number-columns-repeated="2"/>
        <table:table-column table:style-name="Table2.C"/>
        <table:table-column table:style-name="Table2.A"/>
        <table:table-column table:style-name="Table2.J"/>
        <table:table-row>
          <table:table-cell table:style-name="Table2.A1" table:number-columns-spanned="2" office:value-type="string">
            <text:p text:style-name="P51">Rozliczenie zakupu ST</text:p>
          </table:table-cell>
          <table:covered-table-cell/>
          <table:table-cell table:style-name="Table2.A1" table:number-columns-spanned="2" office:value-type="string">
            <text:p text:style-name="P51">Rozrachunki z dostawcami</text:p>
          </table:table-cell>
          <table:covered-table-cell/>
          <table:table-cell table:style-name="Table2.A1" table:number-columns-spanned="2" office:value-type="string">
            <text:p text:style-name="P51">Rozrachunki z tytułu VAT</text:p>
          </table:table-cell>
          <table:covered-table-cell/>
          <table:table-cell table:style-name="Table2.A1" table:number-columns-spanned="2" office:value-type="string">
            <text:p text:style-name="P62">Pozoswałe koszy operacyjne</text:p>
          </table:table-cell>
          <table:covered-table-cell/>
          <table:table-cell table:style-name="Table2.I1" table:number-columns-spanned="2" office:value-type="string">
            <text:p text:style-name="P62">Pozoswałe przychody operacyjne</text:p>
          </table:table-cell>
          <table:covered-table-cell/>
        </table:table-row>
        <table:table-row>
          <table:table-cell table:style-name="Table2.A2" office:value-type="string">
            <text:p text:style-name="P63">1) 2000</text:p>
          </table:table-cell>
          <table:table-cell table:style-name="Table2.A2" office:value-type="string">
            <text:p text:style-name="P63">2) 2000</text:p>
          </table:table-cell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3">1) 2460</text:p>
          </table:table-cell>
          <table:table-cell table:style-name="Table2.A2" office:value-type="string">
            <text:p text:style-name="P63"><text:span text:style-name="T10">1) </text:span>460</text:p>
          </table:table-cell>
          <table:table-cell table:style-name="Table2.A2" office:value-type="string">
            <text:p text:style-name="P65">4) 276</text:p>
          </table:table-cell>
          <table:table-cell table:style-name="Table2.A2" office:value-type="string">
            <text:p text:style-name="P65">3)1400</text:p>
            <text:p text:style-name="P65">5) 1000</text:p>
          </table:table-cell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5"/>
          </table:table-cell>
          <table:table-cell table:style-name="Table2.J2" office:value-type="string">
            <text:p text:style-name="P65">4) 1200</text:p>
            <text:p text:style-name="P65">6) 2500</text:p>
            <text:p text:style-name="P65">9) 450</text:p>
          </table:table-cell>
        </table:table-row>
        <table:table-row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8"/>
          </table:table-cell>
          <table:table-cell table:style-name="Table2.J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8"/>
          </table:table-cell>
          <table:table-cell table:style-name="Table2.J2" office:value-type="string">
            <text:p text:style-name="P68"/>
          </table:table-cell>
        </table:table-row>
      </table:table>
      <text:p text:style-name="P54">3) 3600 – 2200 = 1400 <text:s/>5) 1500 -500 = 1000</text:p>
      <table:table table:name="Table3" table:style-name="Table3">
        <table:table-column table:style-name="Table3.A" table:number-columns-repeated="9"/>
        <table:table-column table:style-name="Table3.J"/>
        <table:table-row>
          <table:table-cell table:style-name="Table3.A1" table:number-columns-spanned="2" office:value-type="string">
            <text:p text:style-name="P51">Rozliczenie nadwyżek</text:p>
          </table:table-cell>
          <table:covered-table-cell/>
          <table:table-cell table:style-name="Table3.A1" table:number-columns-spanned="2" office:value-type="string">
            <text:p text:style-name="P51">Amortyzacja</text:p>
          </table:table-cell>
          <table:covered-table-cell/>
          <table:table-cell table:style-name="Table3.A1" table:number-columns-spanned="2" office:value-type="string">
            <text:p text:style-name="P52">Rozrachunki z <text:span text:style-name="T10">odbiorcami</text:span></text:p>
          </table:table-cell>
          <table:covered-table-cell/>
          <table:table-cell table:style-name="Table3.A1" table:number-columns-spanned="2" office:value-type="string">
            <text:p text:style-name="P62"/>
          </table:table-cell>
          <table:covered-table-cell/>
          <table:table-cell table:style-name="Table3.I1" table:number-columns-spanned="2" office:value-type="string">
            <text:p text:style-name="P62"/>
          </table:table-cell>
          <table:covered-table-cell/>
        </table:table-row>
        <table:table-row>
          <table:table-cell table:style-name="Table3.A2" office:value-type="string">
            <text:p text:style-name="P65">9) 450</text:p>
          </table:table-cell>
          <table:table-cell table:style-name="Table3.A2" office:value-type="string">
            <text:p text:style-name="P65">8) 450</text:p>
          </table:table-cell>
          <table:table-cell table:style-name="Table3.A2" office:value-type="string">
            <text:p text:style-name="P65">10) 900</text:p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5">4) 1476</text:p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J2" office:value-type="string">
            <text:p text:style-name="P68"/>
          </table:table-cell>
        </table:table-row>
        <table:table-row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J2" office:value-type="string">
            <text:p text:style-name="P68"/>
          </table:table-cell>
        </table:table-row>
        <table:table-row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J2" office:value-type="string">
            <text:p text:style-name="P68"/>
          </table:table-cell>
        </table:table-row>
      </table:table>
      <text:p text:style-name="P25"/>
      <text:p text:style-name="P55"> </text:p>
      <text:p text:style-name="P27" loext:marker-style-name="T4"><text:span text:style-name="T4">Zadanie 2. </text:span></text:p>
      <text:p text:style-name="P27">Spółka z.o.o. posiada następujące salda na wybranych kontach:<text:line-break/>Środki trwałe ……………………………………………………………. 22.000<text:line-break/>Umorzenie środków trwałych ……………………………………………… 10.000<text:line-break/>Rachunki bankowe …………………………………………………… 60.000</text:p>
      <text:p text:style-name="P27">W bieżącym okresie miały miejsce następujące operacje gospodarcze:</text:p>
      <text:list text:style-name="WWNum8">
        <text:list-item>
          <text:p text:style-name="P15">Wpłynęła faktura za zakup urządzeń, które będą montowane w hali produkcyjnej (Fa VAT):<text:line-break/>- wartość urządzeń …………………………………………………… 40.000<text:line-break/>- podatek VAT 23% ………………………………………………….. 9.200<text:line-break/>- suma faktury ………………………………………………………….. 49.200</text:p>
        </text:list-item>
        <text:list-item>
          <text:p text:style-name="P15">Przyjęto urządzenia fabryczne do montażu (Pk) ……….. 40.000</text:p>
        </text:list-item>
        <text:list-item>
          <text:p text:style-name="P15">Otrzymano fakturę za montaż urządzeń w hali fabrycznej (Fa VAT):</text:p>
          <text:p text:style-name="P15">- wartość prac montażowych ……………………………………. 1.500<text:line-break/>- podatek VAT 23% …………………………………………………… 345<text:line-break/>- Suma faktury …………………………………………………………. 1.845</text:p>
        </text:list-item>
        <text:list-item>
          <text:p text:style-name="P15">Zaksięgowano koszt montażu urządzeń (Pk) ……………………………</text:p>
        </text:list-item>
        <text:list-item>
          <text:p text:style-name="P15">Otrzymano darowiznę – maszyny wymagające montażu – <text:line-break/>wartość według cen rynkowych (Pk) …………………………… 2.000</text:p>
        </text:list-item>
        <text:list-item>
          <text:p text:style-name="P15">Otrzymano wyciąg bankowy, według którego:<text:line-break/>a) uregulowano zobowiązanie wobec dostawcy urządzeń <text:line-break/>fabrycznych …………………………………………………………………………. …<text:line-break/>b) opłacono fakturę za prace montażowe …………………………… …</text:p>
        </text:list-item>
        <text:list-item>
          <text:p text:style-name="P15">Przyjęto urządzenia fabryczne do ewidencji środków trwałych (OT) …</text:p>
        </text:list-item>
        <text:list-item>
          <text:p text:style-name="P15">Przeksięgowano koszty budowy bez efektu gospodarczego (Pk) …. 2.000</text:p>
        </text:list-item>
      </text:list>
      <text:p text:style-name="P27">Polecenie:</text:p>
      <text:list text:style-name="WWNum2">
        <text:list-item>
          <text:p text:style-name="P16">Zaksięgować operacje gospodarcze</text:p>
        </text:list-item>
      </text:list>
      <text:p text:style-name="P17"/>
      <text:p text:style-name="P18"/>
      <table:table table:name="Table4" table:style-name="Table4">
        <table:table-column table:style-name="Table4.A" table:number-columns-repeated="9"/>
        <table:table-column table:style-name="Table4.J"/>
        <table:table-row>
          <table:table-cell table:style-name="Table4.A1" table:number-columns-spanned="2" office:value-type="string">
            <text:p text:style-name="P37">Środki trwałe</text:p>
          </table:table-cell>
          <table:covered-table-cell/>
          <table:table-cell table:style-name="Table4.A1" table:number-columns-spanned="2" office:value-type="string">
            <text:p text:style-name="P37">Umorzenie środków trwałych</text:p>
          </table:table-cell>
          <table:covered-table-cell/>
          <table:table-cell table:style-name="Table4.A1" table:number-columns-spanned="2" office:value-type="string">
            <text:p text:style-name="P37">Rachunki bankowe</text:p>
          </table:table-cell>
          <table:covered-table-cell/>
          <table:table-cell table:style-name="Table4.A1" table:number-columns-spanned="2" office:value-type="string">
            <text:p text:style-name="P53">Rozliczenie zakupu ST</text:p>
          </table:table-cell>
          <table:covered-table-cell/>
          <table:table-cell table:style-name="Table4.I1" table:number-columns-spanned="2" office:value-type="string">
            <text:p text:style-name="P56">Rozrachunki z dostawcami</text:p>
          </table:table-cell>
          <table:covered-table-cell/>
        </table:table-row>
        <table:table-row>
          <table:table-cell table:style-name="Table4.A2" office:value-type="string">
            <text:p text:style-name="P71">Sp. 22000</text:p>
          </table:table-cell>
          <table:table-cell table:style-name="Table4.A2" office:value-type="string">
            <text:p text:style-name="P66"/>
          </table:table-cell>
          <table:table-cell table:style-name="Table4.A2" office:value-type="string">
            <text:p text:style-name="P66"/>
          </table:table-cell>
          <table:table-cell table:style-name="Table4.A2" office:value-type="string">
            <text:p text:style-name="P71">Sp. 10000</text:p>
          </table:table-cell>
          <table:table-cell table:style-name="Table4.A2" office:value-type="string">
            <text:p text:style-name="P71">Sp. 60000</text:p>
          </table:table-cell>
          <table:table-cell table:style-name="Table4.A2" office:value-type="string">
            <text:p text:style-name="P72">6a) 40000</text:p>
          </table:table-cell>
          <table:table-cell table:style-name="Table4.A2" office:value-type="string">
            <text:p text:style-name="P71">1) 40000</text:p>
            <text:p text:style-name="P71">3) 1500</text:p>
            <text:p text:style-name="P72">6a) 40000</text:p>
          </table:table-cell>
          <table:table-cell table:style-name="Table4.A2" office:value-type="string">
            <text:p text:style-name="P71">2) 40000</text:p>
            <text:p text:style-name="P71">4) 1500</text:p>
          </table:table-cell>
          <table:table-cell table:style-name="Table4.A2" office:value-type="string">
            <text:p text:style-name="P66"/>
          </table:table-cell>
          <table:table-cell table:style-name="Table4.J2" office:value-type="string">
            <text:p text:style-name="P71">1) 49200</text:p>
            <text:p text:style-name="P71">3) 1845</text:p>
          </table:table-cell>
        </table:table-row>
        <table:table-row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9"/>
          </table:table-cell>
          <table:table-cell table:style-name="Table4.J2" office:value-type="string">
            <text:p text:style-name="P69"/>
          </table:table-cell>
        </table:table-row>
        <table:table-row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9"/>
          </table:table-cell>
          <table:table-cell table:style-name="Table4.J2" office:value-type="string">
            <text:p text:style-name="P69"/>
          </table:table-cell>
        </table:table-row>
      </table:table>
      <text:p text:style-name="P27"/>
      <table:table table:name="Table5" table:style-name="Table5">
        <table:table-column table:style-name="Table5.A" table:number-columns-repeated="9"/>
        <table:table-column table:style-name="Table5.J"/>
        <table:table-row>
          <table:table-cell table:style-name="Table5.A1" table:number-columns-spanned="2" office:value-type="string">
            <text:p text:style-name="P56">Rozrachunki z tytułu VAT</text:p>
          </table:table-cell>
          <table:covered-table-cell/>
          <table:table-cell table:style-name="Table5.A1" table:number-columns-spanned="2" office:value-type="string">
            <text:p text:style-name="P37">Środki trwałe <text:span text:style-name="T11">w budowie</text:span></text:p>
          </table:table-cell>
          <table:covered-table-cell/>
          <table:table-cell table:style-name="Table5.A1" table:number-columns-spanned="2" office:value-type="string">
            <text:p text:style-name="P56">Pozostałe przychody operacyjne</text:p>
          </table:table-cell>
          <table:covered-table-cell/>
          <table:table-cell table:style-name="Table5.A1" table:number-columns-spanned="2" office:value-type="string">
            <text:p text:style-name="P56">Pozostałe koszty operacyjne</text:p>
          </table:table-cell>
          <table:covered-table-cell/>
          <table:table-cell table:style-name="Table5.I1" table:number-columns-spanned="2" office:value-type="string">
            <text:p text:style-name="P56"/>
          </table:table-cell>
          <table:covered-table-cell/>
        </table:table-row>
        <table:table-row>
          <table:table-cell table:style-name="Table5.A2" office:value-type="string">
            <text:p text:style-name="P71">1) 9200</text:p>
            <text:p text:style-name="P71">3) 345</text:p>
          </table:table-cell>
          <table:table-cell table:style-name="Table5.A2" office:value-type="string">
            <text:p text:style-name="P66"/>
          </table:table-cell>
          <table:table-cell table:style-name="Table5.A2" office:value-type="string">
            <text:p text:style-name="P71">2) 40000</text:p>
            <text:p text:style-name="P73">4) 1500</text:p>
            <text:p text:style-name="P72">5) 2000</text:p>
          </table:table-cell>
          <table:table-cell table:style-name="Table5.A2" office:value-type="string">
            <text:p text:style-name="P72">8) 2000</text:p>
          </table:table-cell>
          <table:table-cell table:style-name="Table5.A2" office:value-type="string">
            <text:p text:style-name="P72"/>
          </table:table-cell>
          <table:table-cell table:style-name="Table5.A2" office:value-type="string">
            <text:p text:style-name="P72">5) 2000</text:p>
          </table:table-cell>
          <table:table-cell table:style-name="Table5.A2" office:value-type="string">
            <text:p text:style-name="P72">8) 2000</text:p>
          </table:table-cell>
          <table:table-cell table:style-name="Table5.A2" office:value-type="string">
            <text:p text:style-name="P71"/>
          </table:table-cell>
          <table:table-cell table:style-name="Table5.A2" office:value-type="string">
            <text:p text:style-name="P66"/>
          </table:table-cell>
          <table:table-cell table:style-name="Table5.J2" office:value-type="string">
            <text:p text:style-name="P64"/>
          </table:table-cell>
        </table:table-row>
        <table:table-row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69"/>
          </table:table-cell>
          <table:table-cell table:style-name="Table5.J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69"/>
          </table:table-cell>
          <table:table-cell table:style-name="Table5.J2" office:value-type="string">
            <text:p text:style-name="P69"/>
          </table:table-cell>
        </table:table-row>
      </table:table>
      <text:p text:style-name="P27"/>
      <text:p text:style-name="P17"/>
      <text:h text:style-name="P5" text:outline-level="1"><text:span text:style-name="T4">RACHUNKOWOŚĆ FINANSOWA – ĆWICZENIA </text:span><text:span text:style-name="T5">(</text:span><text:span text:style-name="T4">06/03/2024</text:span><text:span text:style-name="T5">)</text:span></text:h>
      <text:p text:style-name="P28" loext:marker-style-name="T4"><text:bookmark-start text:name="_GoBack"/><text:span text:style-name="T4">Zadanie 1. </text:span><text:bookmark-end text:name="_GoBack"/></text:p>
      <text:p text:style-name="P28">W spółce z o.o. wystąpiły następujące salda na wybranych kontach:</text:p>
      <text:p text:style-name="P28">- Wartości niematerialne i prawne ………………………………………………………………. 1 400</text:p>
      <text:p text:style-name="P28">- Umorzenie wartości niematerialnych i prawnych ……………………………………… 400</text:p>
      <text:p text:style-name="P28">- Środki trwałe w budowie ………………………………………………………………………….. 2 200</text:p>
      <text:p text:style-name="P28">- Kapitał zakładowy …………………………………………………………………………………….. 3 200</text:p>
      <text:p text:style-name="P28">W ciągu miesiąca wystąpiły następujące operacje gospodarcze:</text:p>
      <text:list text:style-name="WWNum3">
        <text:list-item>
          <text:p text:style-name="P19">Otrzymano darowiznę – patent – który włączono do majątku firmy (Pk) ……….. 1 000</text:p>
        </text:list-item>
        <text:list-item>
          <text:p text:style-name="P19">Zlikwidowano nieprzydatne oprogramowanie komputerów (Pk)</text:p>
        </text:list-item>
      </text:list>
      <text:p text:style-name="P22">- wartość początkowa ………………………………………………………………………………………. 400</text:p>
      <text:p text:style-name="P22">- dotychczasowe umorzenie …………………………………………………………………………….. 350</text:p>
      <text:p text:style-name="P23">3. Rozliczono środki trwałe w budowie i przyjęto do ewidencji księgowej:</text:p>
      <text:p text:style-name="P23">a) pawilon handlowo-produkcyjny (OT) ………………………………………………………………………. 1 200</text:p>
      <text:p text:style-name="P23">b) komputery (OT) ………………………………………………………………………………………………. 800</text:p>
      <text:p text:style-name="P23">c) spółdzielcze, własnościowe prawo do lokalu użytkowego (OT) ……………………………….. 200</text:p>
      <text:p text:style-name="P23">4. Sprzedano za gotówkę znak towarowy innej firmie (Fa VAT, KP):</text:p>
      <text:p text:style-name="P23">a) cena sprzedaży ………………………………………………………………………………………………….. 500</text:p>
      <text:p text:style-name="P23">b) podatek VAT 23% ……………………………………………………………………………………………… …</text:p>
      <text:p text:style-name="P23">5. Przekazano sprzedany znak towarowy (Pk):</text:p>
      <text:p text:style-name="P23">a) wartość początkowa znaku towarowego ………………………………………………………………… 400</text:p>
      <text:p text:style-name="P23">b) dotychczasowe umorzenie …………………………………………………………………………………….. 350</text:p>
      <text:p text:style-name="P23">6. Otrzymano <text:s/>w formie aportu prawo do wynalazku od udziałowca (Pk) ………………….. 200</text:p>
      <text:p text:style-name="P23">7. Dokonano miesięcznych odpisów amortyzacyjnych od wartości niematerialnych<text:line-break/> i prawnych (Pk) ……………………………………………………………………………………………………. 60</text:p>
      <text:p text:style-name="P23"/>
      <text:p text:style-name="P23">POLECENIE:</text:p>
      <text:list text:style-name="WWNum4">
        <text:list-item>
          <text:p text:style-name="P20">Zaksięguj operacje gospodarcze</text:p>
        </text:list-item>
      </text:list>
      <text:p text:style-name="P115">2) 400 – 350 = 50 <text:span text:style-name="T13">5) 400 – 350 = 50</text:span></text:p>
      <table:table table:name="Table6" table:style-name="Table6">
        <table:table-column table:style-name="Table6.A" table:number-columns-repeated="8"/>
        <table:table-row>
          <table:table-cell table:style-name="Table6.A1" table:number-columns-spanned="2" office:value-type="string">
            <text:p text:style-name="P74">020 WNiP</text:p>
          </table:table-cell>
          <table:covered-table-cell/>
          <table:table-cell table:style-name="Table6.A1" table:number-columns-spanned="2" office:value-type="string">
            <text:p text:style-name="P74">075 Umożenie WNiP</text:p>
          </table:table-cell>
          <table:covered-table-cell/>
          <table:table-cell table:style-name="Table6.A1" table:number-columns-spanned="2" office:value-type="string">
            <text:p text:style-name="P74">080 Środki trwałe w budowie</text:p>
          </table:table-cell>
          <table:covered-table-cell/>
          <table:table-cell table:style-name="Table6.G1" table:number-columns-spanned="2" office:value-type="string">
            <text:p text:style-name="P74">801 Kapitał zakładowy.</text:p>
          </table:table-cell>
          <table:covered-table-cell/>
        </table:table-row>
        <table:table-row>
          <table:table-cell table:style-name="Table6.A2" office:value-type="string">
            <text:p text:style-name="P74">Sp. 1400<text:span text:style-name="T12">0</text:span></text:p>
            <text:p text:style-name="P74">1) 1000</text:p>
            <text:p text:style-name="P75">6) 200</text:p>
          </table:table-cell>
          <table:table-cell table:style-name="Table6.A2" office:value-type="string">
            <text:p text:style-name="P76">2) 400</text:p>
            <text:p text:style-name="P75">5) 400</text:p>
          </table:table-cell>
          <table:table-cell table:style-name="Table6.A2" office:value-type="string">
            <text:p text:style-name="P76">2) 350</text:p>
            <text:p text:style-name="P75">5) 350</text:p>
          </table:table-cell>
          <table:table-cell table:style-name="Table6.A2" office:value-type="string">
            <text:p text:style-name="P74">Sp) 400<text:span text:style-name="T12">0</text:span></text:p>
            <text:p text:style-name="P75">7) 60</text:p>
          </table:table-cell>
          <table:table-cell table:style-name="Table6.A2" office:value-type="string">
            <text:p text:style-name="P74">Sp) 2200</text:p>
          </table:table-cell>
          <table:table-cell table:style-name="Table6.A2" office:value-type="string">
            <text:p text:style-name="P75">3) 2200</text:p>
          </table:table-cell>
          <table:table-cell table:style-name="Table6.A2" office:value-type="string">
            <text:p text:style-name="P77"/>
          </table:table-cell>
          <table:table-cell table:style-name="Table6.H2" office:value-type="string">
            <text:p text:style-name="P74">Sp) 3200</text:p>
            <text:p text:style-name="P75">6) 200</text:p>
          </table:table-cell>
        </table:table-row>
        <table:table-row>
          <table:table-cell table:style-name="Table6.A2" table:number-columns-spanned="2" office:value-type="string">
            <text:p text:style-name="P74">760 Pozostałe przychody operacyjne</text:p>
          </table:table-cell>
          <table:covered-table-cell/>
          <table:table-cell table:style-name="Table6.A2" table:number-columns-spanned="2" office:value-type="string">
            <text:p text:style-name="P74">010 Środki trwale</text:p>
          </table:table-cell>
          <table:covered-table-cell/>
          <table:table-cell table:style-name="Table6.A2" table:number-columns-spanned="2" office:value-type="string">
            <text:p text:style-name="P74">221 Rozrachunki z tytułu VAT</text:p>
          </table:table-cell>
          <table:covered-table-cell/>
          <table:table-cell table:style-name="Table6.H2" table:number-columns-spanned="2" office:value-type="string">
            <text:p text:style-name="P74">761 Pozostałę koszty operacyjne</text:p>
          </table:table-cell>
          <table:covered-table-cell/>
        </table:table-row>
        <table:table-row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4">1) 1000</text:p>
            <text:p text:style-name="P75">4) 400</text:p>
          </table:table-cell>
          <table:table-cell table:style-name="Table6.A2" office:value-type="string">
            <text:p text:style-name="P75">3) 2200</text:p>
          </table:table-cell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5">4) 115</text:p>
          </table:table-cell>
          <table:table-cell table:style-name="Table6.A2" office:value-type="string">
            <text:p text:style-name="P76">2) 50</text:p>
            <text:p text:style-name="P75">5) 50</text:p>
          </table:table-cell>
          <table:table-cell table:style-name="Table6.H2" office:value-type="string">
            <text:p text:style-name="P74"/>
          </table:table-cell>
        </table:table-row>
        <table:table-row>
          <table:table-cell table:style-name="Table6.A2" table:number-columns-spanned="2" office:value-type="string">
            <text:p text:style-name="P74">100 - Kasa</text:p>
          </table:table-cell>
          <table:covered-table-cell/>
          <table:table-cell table:style-name="Table6.A2" table:number-columns-spanned="2" office:value-type="string">
            <text:p text:style-name="P74">400 Amortyzacja</text:p>
          </table:table-cell>
          <table:covered-table-cell/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H2" office:value-type="string">
            <text:p text:style-name="P74"/>
          </table:table-cell>
        </table:table-row>
        <table:table-row>
          <table:table-cell table:style-name="Table6.A2" office:value-type="string">
            <text:p text:style-name="P75">4) 615</text:p>
          </table:table-cell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5">7) 60</text:p>
          </table:table-cell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H2" office:value-type="string">
            <text:p text:style-name="P74"/>
          </table:table-cell>
        </table:table-row>
      </table:table>
      <text:p text:style-name="P123"/>
      <text:h text:style-name="P5" text:outline-level="1">Ewidencja Inwestycji cz.1</text:h>
      <text:p text:style-name="P29" loext:marker-style-name="T4"><text:span text:style-name="T4">Zadanie 1.</text:span></text:p>
      <text:p text:style-name="P29">W firmie „XY” spółka z.o.o. wystąpiły następujące salda na wybranych kontach:</text:p>
      <text:p text:style-name="P29">Środki trwałe …………………………………………………………………………………………. 5.000</text:p>
      <text:p text:style-name="P29">Umorzenie środków trwałych ……………………………………………………………….. 1.300</text:p>
      <text:p text:style-name="P29">Rachunki bankowe ………………………………………………………………………………… 1.000</text:p>
      <text:p text:style-name="P29">W ciągu miesiąca wystąpiły następujące operacje gospodarcze:</text:p>
      <text:p text:style-name="P29">1. Otrzymano darowiznę – udziały w innej firmie (Pk) …………………………………………………… 1.000</text:p>
      <text:p text:style-name="P29">2. Dokonano przelewu bankowego tytułem zakupu długoterminowych obligacji (WB) …. 200</text:p>
      <text:p text:style-name="P29">3. Zaewidencjonowano wartość zakupionych obligacji (Pk) …………………………………………… …</text:p>
      <text:p text:style-name="P29">4. Przelew środków pieniężnych tytułem nabycia akcji długoterminowych (WB) …………… 500</text:p>
      <text:p text:style-name="P29">5. Odebrano zakupione długoterminowe akcje (Pk) ………………………………………………………. 500</text:p>
      <text:p text:style-name="P29">6. Udzielono innej firmie pożyczki długoterminowej – przelew (WB) …………………………….. 100</text:p>
      <text:p text:style-name="P29">7. Sprzedano za gotówkę udziały posiadane w innej firmie – cena sprzedaży (KP) …………. 150</text:p>
      <text:p text:style-name="P29">8. Wyksięgowano sprzedane udziały po cenie nabycia (Pk) …………………………………………… 100</text:p>
      <text:p text:style-name="P29">9. Przekwalifikowano długoterminowe akcje w finansowe aktywa krótkoterminowe (Pk) . 400</text:p>
      <text:p text:style-name="P29">10. Wniesiono udziały do innej spółki – aport środków trwałych (Pk):</text:p>
      <text:p text:style-name="P29">- wartość początkowa środka trwałego ……………………………………………………………………………. 2.300</text:p>
      <text:p text:style-name="P29">- dotychczasowe umorzenie ……………………………………………………………………………………….. 400</text:p>
      <text:p text:style-name="P29" loext:marker-style-name="T4"><text:span text:style-name="T4">POLECENIE:</text:span></text:p>
      <text:p text:style-name="P29">1) Zaksięgować operacje gospodarcze</text:p>
      <text:p text:style-name="P116">10) 2300 – 400 <text:span text:style-name="T15">= 1900</text:span></text:p>
      <text:p text:style-name="P29"/>
      <table:table table:name="Table7" table:style-name="Table7">
        <table:table-column table:style-name="Table7.A" table:number-columns-repeated="7"/>
        <table:table-column table:style-name="Table7.H"/>
        <table:table-row>
          <table:table-cell table:style-name="Table7.A1" table:number-columns-spanned="2" office:value-type="string">
            <text:p text:style-name="P117"><text:span text:style-name="T14">010 </text:span>Środki trwałe</text:p>
          </table:table-cell>
          <table:covered-table-cell/>
          <table:table-cell table:style-name="Table7.A1" table:number-columns-spanned="2" office:value-type="string">
            <text:p text:style-name="P118">760 Pozostałe przychody </text:p>
          </table:table-cell>
          <table:covered-table-cell/>
          <table:table-cell table:style-name="Table7.A1" table:number-columns-spanned="2" office:value-type="string">
            <text:p text:style-name="P118">750 Przychody finansowe</text:p>
          </table:table-cell>
          <table:covered-table-cell/>
          <table:table-cell table:style-name="Table7.G1" table:number-columns-spanned="2" office:value-type="string">
            <text:p text:style-name="P118">030 Długoterminowe aktywa finansowe</text:p>
          </table:table-cell>
          <table:covered-table-cell/>
        </table:table-row>
        <table:table-row>
          <table:table-cell table:style-name="Table7.A2" office:value-type="string">
            <text:p text:style-name="P118">Sp) 5000</text:p>
          </table:table-cell>
          <table:table-cell table:style-name="Table7.A2" office:value-type="string">
            <text:p text:style-name="P119">10) 2300</text:p>
          </table:table-cell>
          <table:table-cell table:style-name="Table7.A2" office:value-type="string">
            <text:p text:style-name="P117"/>
          </table:table-cell>
          <table:table-cell table:style-name="Table7.A2" office:value-type="string">
            <text:p text:style-name="P120">1) 1000</text:p>
          </table:table-cell>
          <table:table-cell table:style-name="Table7.A2" office:value-type="string">
            <text:p text:style-name="P117"/>
          </table:table-cell>
          <table:table-cell table:style-name="Table7.A2" office:value-type="string">
            <text:p text:style-name="P121">7) 150</text:p>
          </table:table-cell>
          <table:table-cell table:style-name="Table7.A2" office:value-type="string">
            <text:p text:style-name="P120">1) 1000</text:p>
            <text:p text:style-name="P122">3) 200</text:p>
            <text:p text:style-name="P121">5) 500</text:p>
            <text:p text:style-name="P121">6) 100</text:p>
            <text:p text:style-name="P119">10) 1900</text:p>
          </table:table-cell>
          <table:table-cell table:style-name="Table7.H2" office:value-type="string">
            <text:p text:style-name="P121">8) 100</text:p>
            <text:p text:style-name="P121">9) 400</text:p>
          </table:table-cell>
        </table:table-row>
        <table:table-row>
          <table:table-cell table:style-name="Table7.A2" table:number-columns-spanned="2" office:value-type="string">
            <text:p text:style-name="P117"><text:span text:style-name="T14">070 </text:span>Umorzenie środków trwałych</text:p>
          </table:table-cell>
          <table:covered-table-cell/>
          <table:table-cell table:style-name="Table7.A2" table:number-columns-spanned="2" office:value-type="string">
            <text:p text:style-name="P118">240 Pozostałe rozrachunki </text:p>
          </table:table-cell>
          <table:covered-table-cell/>
          <table:table-cell table:style-name="Table7.A2" table:number-columns-spanned="2" office:value-type="string">
            <text:p text:style-name="P118">751 Koszty finansowe</text:p>
          </table:table-cell>
          <table:covered-table-cell/>
          <table:table-cell table:style-name="Table7.H2" table:number-columns-spanned="2" office:value-type="string">
            <text:p text:style-name="P118">140 Krótkoterminowe aktywa finansowe</text:p>
          </table:table-cell>
          <table:covered-table-cell/>
        </table:table-row>
        <table:table-row>
          <table:table-cell table:style-name="Table7.A2" office:value-type="string">
            <text:p text:style-name="P119">10) 400</text:p>
          </table:table-cell>
          <table:table-cell table:style-name="Table7.A2" office:value-type="string">
            <text:p text:style-name="P118">Sp) 1300</text:p>
          </table:table-cell>
          <table:table-cell table:style-name="Table7.A2" office:value-type="string">
            <text:p text:style-name="P122">2) 200</text:p>
            <text:p text:style-name="P122">4) 500</text:p>
            <text:p text:style-name="P121">6) 100</text:p>
          </table:table-cell>
          <table:table-cell table:style-name="Table7.A2" office:value-type="string">
            <text:p text:style-name="P122">3) 200</text:p>
            <text:p text:style-name="P121">5) 500</text:p>
          </table:table-cell>
          <table:table-cell table:style-name="Table7.A2" office:value-type="string">
            <text:p text:style-name="P121">8) 100</text:p>
          </table:table-cell>
          <table:table-cell table:style-name="Table7.A2" office:value-type="string">
            <text:p text:style-name="P117"/>
          </table:table-cell>
          <table:table-cell table:style-name="Table7.A2" office:value-type="string">
            <text:p text:style-name="P121">9) 400</text:p>
          </table:table-cell>
          <table:table-cell table:style-name="Table7.H2" office:value-type="string">
            <text:p text:style-name="P117"/>
          </table:table-cell>
        </table:table-row>
        <table:table-row>
          <table:table-cell table:style-name="Table7.A2" table:number-columns-spanned="2" office:value-type="string">
            <text:p text:style-name="P118">130 Rachunki bankowe</text:p>
          </table:table-cell>
          <table:covered-table-cell/>
          <table:table-cell table:style-name="Table7.A2" table:number-columns-spanned="2" office:value-type="string">
            <text:p text:style-name="P118">100 Kasa</text:p>
          </table:table-cell>
          <table:covered-table-cell/>
          <table:table-cell table:style-name="Table7.A2" table:number-columns-spanned="2" office:value-type="string">
            <text:p text:style-name="P117"/>
          </table:table-cell>
          <table:covered-table-cell/>
          <table:table-cell table:style-name="Table7.H2" table:number-columns-spanned="2" office:value-type="string">
            <text:p text:style-name="P117"/>
          </table:table-cell>
          <table:covered-table-cell/>
        </table:table-row>
        <table:table-row>
          <table:table-cell table:style-name="Table7.A2" office:value-type="string">
            <text:p text:style-name="P118">Sp) 1000</text:p>
          </table:table-cell>
          <table:table-cell table:style-name="Table7.A2" office:value-type="string">
            <text:p text:style-name="P122">2) 200</text:p>
            <text:p text:style-name="P122">4) 500</text:p>
            <text:p text:style-name="P121">6) 100</text:p>
          </table:table-cell>
          <table:table-cell table:style-name="Table7.A2" office:value-type="string">
            <text:p text:style-name="P121">7) 150</text:p>
          </table:table-cell>
          <table:table-cell table:style-name="Table7.A2" office:value-type="string">
            <text:p text:style-name="P117"/>
          </table:table-cell>
          <table:table-cell table:style-name="Table7.A2" office:value-type="string">
            <text:p text:style-name="P117"/>
          </table:table-cell>
          <table:table-cell table:style-name="Table7.A2" office:value-type="string">
            <text:p text:style-name="P117"/>
          </table:table-cell>
          <table:table-cell table:style-name="Table7.A2" office:value-type="string">
            <text:p text:style-name="P117"/>
          </table:table-cell>
          <table:table-cell table:style-name="Table7.H2" office:value-type="string">
            <text:p text:style-name="P117"/>
          </table:table-cell>
        </table:table-row>
      </table:table>
      <text:p text:style-name="P29"/>
      <text:h text:style-name="P5" text:outline-level="1"><text:span text:style-name="T4">RACHUNKOWOŚĆ FINANSOWA – ĆWICZENIA </text:span><text:span text:style-name="T6">(</text:span><text:span text:style-name="T4">13.03.2024</text:span><text:span text:style-name="T6">)</text:span></text:h>
      <text:p text:style-name="P32" loext:marker-style-name="T4"><text:span text:style-name="T4">Zadanie 2.</text:span></text:p>
      <text:p text:style-name="P32">W spółce z.o.o. występują na początku okresu następujące salda początkowe niektórych kont:</text:p>
      <text:p text:style-name="P32">Kasa …………………………………………………………………………………………. 900</text:p>
      <text:p text:style-name="P32">Rachunki bankowe …………………………………………………………………… 3.000</text:p>
      <text:p text:style-name="P32">Rozrachunki z odbiorcami ………………………………………………………… 1.200</text:p>
      <text:p text:style-name="P32">Rozrachunki z dostawcami ……………………………………………………….. 1.000</text:p>
      <text:p text:style-name="P32">Rozrachunki z tytułu wynagrodzeń (Ma) …………………………………... 1.500</text:p>
      <text:p text:style-name="P32">W ciągu okresu miały miejsce następujące operacje gospodarcze:</text:p>
      <text:list text:style-name="WWNum1">
        <text:list-item>
          <text:p text:style-name="P21">Pobrano gotówkę z banku do kasy (BDW) ……………………… 2.000</text:p>
        </text:list-item>
        <text:list-item>
          <text:p text:style-name="P21">Przekazano przelewem zobowiązanie wobec dostawcy (WB) … 1.000</text:p>
        </text:list-item>
        <text:list-item>
          <text:p text:style-name="P21">Wpływ na rachunek bankowy należności od odbiorcy (WB) ……. 1.200</text:p>
        </text:list-item>
        <text:list-item>
          <text:p text:style-name="P21">Otrzymano pożyczkę krótkoterminową od kontrahenta (WB) ….. 800</text:p>
        </text:list-item>
        <text:list-item>
          <text:p text:style-name="P21">Wypłacono pracownikowi zaliczkę na koszty podróży służbowej (KW). 150</text:p>
        </text:list-item>
        <text:list-item>
          <text:p text:style-name="P21">Przelew wynagrodzeń pracownikom (WB) ……………………………………….. 1.500</text:p>
        </text:list-item>
        <text:list-item>
          <text:p text:style-name="P21">Zwrot niewykorzystanej zaliczki przez pracownika do kasy (KP) ………… 150</text:p>
        </text:list-item>
        <text:list-item>
          <text:p text:style-name="P21">Ujawniono nadwyżkę gotówki w kasie (Pk) ……………………………………….. 10</text:p>
        </text:list-item>
        <text:list-item>
          <text:p text:style-name="P21">Rozliczono nadwyżkę gotówki (Pk)……………………………………………………… …</text:p>
        </text:list-item>
        <text:list-item>
          <text:p text:style-name="P21">Ujemne różnice kursowe na dzień bilansowy środków pieniężnych w kasie <text:line-break/>wyrażonych w walucie obcej (Pk)…………………………………………………………. 30</text:p>
        </text:list-item>
      </text:list>
      <text:p text:style-name="P32">Polecenie: Otwórz konta wpisując salda początkowe oraz zaksięguj operacje</text:p>
      <table:table table:name="Table8" table:style-name="Table8">
        <table:table-column table:style-name="Table8.A" table:number-columns-repeated="7"/>
        <table:table-column table:style-name="Table8.H"/>
        <table:table-row>
          <table:table-cell table:style-name="Table8.A1" table:number-columns-spanned="2" office:value-type="string">
            <text:p text:style-name="P78">Kasa (100)</text:p>
          </table:table-cell>
          <table:covered-table-cell/>
          <table:table-cell table:style-name="Table8.A1" table:number-columns-spanned="2" office:value-type="string">
            <text:p text:style-name="P78">Rachunki bankowe (300)</text:p>
          </table:table-cell>
          <table:covered-table-cell/>
          <table:table-cell table:style-name="Table8.A1" table:number-columns-spanned="2" office:value-type="string">
            <text:p text:style-name="P78">Rozrachunki z odbiorcami (200)</text:p>
          </table:table-cell>
          <table:covered-table-cell/>
          <table:table-cell table:style-name="Table8.G1" table:number-columns-spanned="2" office:value-type="string">
            <text:p text:style-name="P78">Rozliczenie nadwyszek (243)</text:p>
          </table:table-cell>
          <table:covered-table-cell/>
        </table:table-row>
        <table:table-row>
          <table:table-cell table:style-name="Table8.A2" office:value-type="string">
            <text:p text:style-name="P79">Sp) 900</text:p>
            <text:p text:style-name="P79">7) 150</text:p>
            <text:p text:style-name="P79">8) 10</text:p>
          </table:table-cell>
          <table:table-cell table:style-name="Table8.A2" office:value-type="string">
            <text:p text:style-name="P79">5) 150</text:p>
            <text:p text:style-name="P79">10) 30</text:p>
            <text:p text:style-name="P79"/>
          </table:table-cell>
          <table:table-cell table:style-name="Table8.A2" office:value-type="string">
            <text:p text:style-name="P79">Sp) 3000</text:p>
            <text:p text:style-name="P79">3) 1200</text:p>
            <text:p text:style-name="P79">4) 800</text:p>
          </table:table-cell>
          <table:table-cell table:style-name="Table8.A2" office:value-type="string">
            <text:p text:style-name="P79">1) 2000</text:p>
            <text:p text:style-name="P79">2) 1000</text:p>
            <text:p text:style-name="P79">6) 1500</text:p>
          </table:table-cell>
          <table:table-cell table:style-name="Table8.A2" office:value-type="string">
            <text:p text:style-name="P79">Sp) 1200</text:p>
          </table:table-cell>
          <table:table-cell table:style-name="Table8.A2" office:value-type="string">
            <text:p text:style-name="P79">3) 1200</text:p>
          </table:table-cell>
          <table:table-cell table:style-name="Table8.A2" office:value-type="string">
            <text:p text:style-name="P79">9) 1000</text:p>
          </table:table-cell>
          <table:table-cell table:style-name="Table8.H2" office:value-type="string">
            <text:p text:style-name="P79">8) 10</text:p>
          </table:table-cell>
        </table:table-row>
        <table:table-row table:style-name="Table8.3">
          <table:table-cell table:style-name="Table8.A2" office:value-type="string">
            <text:p text:style-name="P80">1060</text:p>
          </table:table-cell>
          <table:table-cell table:style-name="Table8.A2" office:value-type="string">
            <text:p text:style-name="P80">180</text:p>
            <text:p text:style-name="P80">Sk) 880</text:p>
          </table:table-cell>
          <table:table-cell table:style-name="Table8.A2" office:value-type="string">
            <text:p text:style-name="P80">5000</text:p>
          </table:table-cell>
          <table:table-cell table:style-name="Table8.A2" office:value-type="string">
            <text:p text:style-name="P80">4500</text:p>
            <text:p text:style-name="P80">Sk) 500</text:p>
          </table:table-cell>
          <table:table-cell table:style-name="Table8.A2" office:value-type="string">
            <text:p text:style-name="P80">1200</text:p>
          </table:table-cell>
          <table:table-cell table:style-name="Table8.A2" office:value-type="string">
            <text:p text:style-name="P80">1200</text:p>
          </table:table-cell>
          <table:table-cell table:style-name="Table8.A2" office:value-type="string">
            <text:p text:style-name="P80">1000</text:p>
          </table:table-cell>
          <table:table-cell table:style-name="Table8.H2" office:value-type="string">
            <text:p text:style-name="P80">10</text:p>
            <text:p text:style-name="P80">Sk) 990</text:p>
          </table:table-cell>
        </table:table-row>
        <table:table-row table:style-name="Table8.3">
          <table:table-cell table:style-name="Table8.A2" office:value-type="string">
            <text:p text:style-name="P80">1060</text:p>
          </table:table-cell>
          <table:table-cell table:style-name="Table8.A2" office:value-type="string">
            <text:p text:style-name="P80">1060</text:p>
          </table:table-cell>
          <table:table-cell table:style-name="Table8.A2" office:value-type="string">
            <text:p text:style-name="P80">5000</text:p>
          </table:table-cell>
          <table:table-cell table:style-name="Table8.A2" office:value-type="string">
            <text:p text:style-name="P80">5000</text:p>
          </table:table-cell>
          <table:table-cell table:style-name="Table8.A2" office:value-type="string">
            <text:p text:style-name="P80">1200</text:p>
          </table:table-cell>
          <table:table-cell table:style-name="Table8.A2" office:value-type="string">
            <text:p text:style-name="P80">1200</text:p>
          </table:table-cell>
          <table:table-cell table:style-name="Table8.A2" office:value-type="string">
            <text:p text:style-name="P80">1000</text:p>
          </table:table-cell>
          <table:table-cell table:style-name="Table8.H2" office:value-type="string">
            <text:p text:style-name="P80">1000</text:p>
          </table:table-cell>
        </table:table-row>
        <table:table-row>
          <table:table-cell table:style-name="Table8.A2" table:number-columns-spanned="2" office:value-type="string">
            <text:p text:style-name="P78">Rozrachunki z tytułu wynagrodzeń (230)</text:p>
          </table:table-cell>
          <table:covered-table-cell/>
          <table:table-cell table:style-name="Table8.A2" table:number-columns-spanned="2" office:value-type="string">
            <text:p text:style-name="P78">Środki pięniężne w drodze (145)</text:p>
          </table:table-cell>
          <table:covered-table-cell/>
          <table:table-cell table:style-name="Table8.A2" table:number-columns-spanned="2" office:value-type="string">
            <text:p text:style-name="P78">Pozostałe rozrachunki (240)</text:p>
          </table:table-cell>
          <table:covered-table-cell/>
          <table:table-cell table:style-name="Table8.H2" table:number-columns-spanned="2" office:value-type="string">
            <text:p text:style-name="P78">Inne rozrachunki z pracownikami (234)</text:p>
          </table:table-cell>
          <table:covered-table-cell/>
        </table:table-row>
        <table:table-row>
          <table:table-cell table:style-name="Table8.A2" office:value-type="string">
            <text:p text:style-name="P79">6) 1500</text:p>
          </table:table-cell>
          <table:table-cell table:style-name="Table8.A2" office:value-type="string">
            <text:p text:style-name="P79">Sp) 1500</text:p>
          </table:table-cell>
          <table:table-cell table:style-name="Table8.A2" office:value-type="string">
            <text:p text:style-name="P79">1) 2000</text:p>
          </table:table-cell>
          <table:table-cell table:style-name="Table8.A2" office:value-type="string">
            <text:p text:style-name="P81"/>
          </table:table-cell>
          <table:table-cell table:style-name="Table8.A2" office:value-type="string">
            <text:p text:style-name="P81"/>
          </table:table-cell>
          <table:table-cell table:style-name="Table8.A2" office:value-type="string">
            <text:p text:style-name="P79">4) 800</text:p>
          </table:table-cell>
          <table:table-cell table:style-name="Table8.A2" office:value-type="string">
            <text:p text:style-name="P79">5) 150</text:p>
          </table:table-cell>
          <table:table-cell table:style-name="Table8.H2" office:value-type="string">
            <text:p text:style-name="P79">7) 150</text:p>
          </table:table-cell>
        </table:table-row>
        <table:table-row>
          <table:table-cell table:style-name="Table8.A2" office:value-type="string">
            <text:p text:style-name="P80">1500</text:p>
          </table:table-cell>
          <table:table-cell table:style-name="Table8.A2" office:value-type="string">
            <text:p text:style-name="P80">1500</text:p>
          </table:table-cell>
          <table:table-cell table:style-name="Table8.A2" office:value-type="string">
            <text:p text:style-name="P79"/>
          </table:table-cell>
          <table:table-cell table:style-name="Table8.A2" office:value-type="string">
            <text:p text:style-name="P81"/>
          </table:table-cell>
          <table:table-cell table:style-name="Table8.A2" office:value-type="string">
            <text:p text:style-name="P81"/>
          </table:table-cell>
          <table:table-cell table:style-name="Table8.A2" office:value-type="string">
            <text:p text:style-name="P79"/>
          </table:table-cell>
          <table:table-cell table:style-name="Table8.A2" office:value-type="string">
            <text:p text:style-name="P80">150</text:p>
          </table:table-cell>
          <table:table-cell table:style-name="Table8.H2" office:value-type="string">
            <text:p text:style-name="P80">150</text:p>
          </table:table-cell>
        </table:table-row>
        <table:table-row>
          <table:table-cell table:style-name="Table8.A2" table:number-columns-spanned="2" office:value-type="string">
            <text:p text:style-name="P78">Rozrachunki z dostawcami (201)</text:p>
          </table:table-cell>
          <table:covered-table-cell/>
          <table:table-cell table:style-name="Table8.A2" table:number-columns-spanned="2" office:value-type="string">
            <text:p text:style-name="P78">Koszty finansowe (751)</text:p>
          </table:table-cell>
          <table:covered-table-cell/>
          <table:table-cell table:style-name="Table8.A2" table:number-columns-spanned="2" office:value-type="string">
            <text:p text:style-name="P79">Pozostałę przychody operacyjne (760)</text:p>
          </table:table-cell>
          <table:covered-table-cell/>
          <table:table-cell table:style-name="Table8.H2" table:number-columns-spanned="2" office:value-type="string">
            <text:p text:style-name="P78"/>
          </table:table-cell>
          <table:covered-table-cell/>
        </table:table-row>
        <table:table-row>
          <table:table-cell table:style-name="Table8.A2" office:value-type="string">
            <text:p text:style-name="P79">2) 1000</text:p>
          </table:table-cell>
          <table:table-cell table:style-name="Table8.A2" office:value-type="string">
            <text:p text:style-name="P81"/>
          </table:table-cell>
          <table:table-cell table:style-name="Table8.A2" office:value-type="string">
            <text:p text:style-name="P79">10) 30</text:p>
          </table:table-cell>
          <table:table-cell table:style-name="Table8.A2" office:value-type="string">
            <text:p text:style-name="P81"/>
          </table:table-cell>
          <table:table-cell table:style-name="Table8.A2" office:value-type="string">
            <text:p text:style-name="P81"/>
          </table:table-cell>
          <table:table-cell table:style-name="Table8.A2" office:value-type="string">
            <text:p text:style-name="P79">9) 1000</text:p>
          </table:table-cell>
          <table:table-cell table:style-name="Table8.A2" office:value-type="string">
            <text:p text:style-name="P79"/>
          </table:table-cell>
          <table:table-cell table:style-name="Table8.H2" office:value-type="string">
            <text:p text:style-name="P81"/>
          </table:table-cell>
        </table:table-row>
      </table:table>
      <text:p text:style-name="P24"/>
      <text:p text:style-name="P24"/>
      <text:p text:style-name="P57">-----------</text:p>
      <text:h text:style-name="P11" text:outline-level="2">Weksle</text:h>
      <text:p text:style-name="P58">1) WEKSEL OBCY – 2045 (2000 SUMA, 45 DYSKONT)</text:p>
      <text:p text:style-name="P58">1*) Należność od odbiorcy</text:p>
      <text:p text:style-name="P58">2) WYKUP WEKSLA – 2045</text:p>
      <table:table table:name="Table9" table:style-name="Table9">
        <table:table-column table:style-name="Table9.A" table:number-columns-repeated="7"/>
        <table:table-column table:style-name="Table9.H"/>
        <table:table-row>
          <table:table-cell table:style-name="Table9.A1" table:number-columns-spanned="2" office:value-type="string">
            <text:p text:style-name="P58">Weksle obce</text:p>
          </table:table-cell>
          <table:covered-table-cell/>
          <table:table-cell table:style-name="Table9.A1" table:number-columns-spanned="2" office:value-type="string">
            <text:p text:style-name="P30">Rozrachunki z odbiorcami</text:p>
          </table:table-cell>
          <table:covered-table-cell/>
          <table:table-cell table:style-name="Table9.A1" table:number-columns-spanned="2" office:value-type="string">
            <text:p text:style-name="P58">Przychody finansowe</text:p>
          </table:table-cell>
          <table:covered-table-cell/>
          <table:table-cell table:style-name="Table9.G1" table:number-columns-spanned="2" office:value-type="string">
            <text:p text:style-name="P30"><text:span text:style-name="T16">R</text:span>achunki <text:span text:style-name="T16">bankowe2</text:span></text:p>
          </table:table-cell>
          <table:covered-table-cell/>
        </table:table-row>
        <table:table-row>
          <table:table-cell table:style-name="Table9.A2" office:value-type="string">
            <text:p text:style-name="P82">1) 2045</text:p>
          </table:table-cell>
          <table:table-cell table:style-name="Table9.A2" office:value-type="string">
            <text:p text:style-name="P84"/>
          </table:table-cell>
          <table:table-cell table:style-name="Table9.A2" office:value-type="string">
            <text:p text:style-name="P82">1*) 2000</text:p>
          </table:table-cell>
          <table:table-cell table:style-name="Table9.A2" office:value-type="string">
            <text:p text:style-name="P82">1) 2000 </text:p>
          </table:table-cell>
          <table:table-cell table:style-name="Table9.A2" office:value-type="string">
            <text:p text:style-name="P84"/>
          </table:table-cell>
          <table:table-cell table:style-name="Table9.A2" office:value-type="string">
            <text:p text:style-name="P82">1) 45</text:p>
          </table:table-cell>
          <table:table-cell table:style-name="Table9.A2" office:value-type="string">
            <text:p text:style-name="P84"/>
          </table:table-cell>
          <table:table-cell table:style-name="Table9.H2" office:value-type="string">
            <text:p text:style-name="P84"/>
          </table:table-cell>
        </table:table-row>
      </table:table>
      <text:p text:style-name="P59">------------</text:p>
      <text:p text:style-name="P30" loext:marker-style-name="T4"><text:span text:style-name="T4"/></text:p>
      <text:p text:style-name="P30" loext:marker-style-name="T4"><text:span text:style-name="T4">Zadanie 3.</text:span></text:p>
      <text:p text:style-name="P30">Na początku okresu sprawozdawczego firma produkcyjna posiada nieuregulowane płatności:</text:p>
      <text:p text:style-name="P30">Rachunki bankowe ………………………………………………………………………………………… 150</text:p>
      <text:p text:style-name="P30">Rozrachunki z odbiorcami …………………………………………………………………………….. 3.000</text:p>
      <text:p text:style-name="P30">Rozrachunki z dostawcami ……………………………………………………………………………. 980</text:p>
      <text:p text:style-name="P30">Rozrachunki z tytułu podatku VAT (Ma) ……………………………………………………….. 490</text:p>
      <text:p text:style-name="P30">W ciągu okresu sprawozdawczego firma dokonała następujących operacji gospodarczych:</text:p>
      <text:p text:style-name="P30">1. Wpłynęła pożyczka krótkoterminowa od kontrahenta (WB) …………………….. 3.000</text:p>
      <text:p text:style-name="P30">2. Wpłynęła należność od odbiorcy (WB) …………………………………………………….. 2.150</text:p>
      <text:p text:style-name="P30">3. Pobrano gotówkę czekiem z rachunku bankowego do kasy (KP) ……………… 1.500</text:p>
      <text:p text:style-name="P30">4. Zakupiono akcje krótkoterminowe (WB) …………………………………………………. 600</text:p>
      <text:p text:style-name="P30">5. Odebrano zakupione akcje (Pk) ………………………………………………………………. …..</text:p>
      <text:p text:style-name="P30">6. Uregulowano przelewem zobowiązanie wobec dostawcy (WB) ………………. 500</text:p>
      <text:p text:style-name="P30">7. Otrzymano od odbiorcy weksel na pokrycie należności:</text:p>
      <text:p text:style-name="P30">- suma weksla ……………………………………………………………………………………………… 1.040</text:p>
      <text:p text:style-name="P30">- dyskonto zawarte w sumie weksla ……………………………………………………………. 40</text:p>
      <text:p text:style-name="P30">8. Wpłynęły dywidendy od posiadanych akcji (WB) …………………………………….. 60</text:p>
      <text:p text:style-name="P30">9. Odbiorca wykupił w terminie swój weksel (WB) ……………………………………… 1.040</text:p>
      <text:p text:style-name="P30">10. Sprzedano akcje krótkoterminowe za gotówkę (KP)</text:p>
      <text:p text:style-name="P30">- cena sprzedaży akcji ………………………………………………………………………………….. 350</text:p>
      <text:p text:style-name="P30">11. Wyksięgowano sprzedane akcje krótkoterminowe (Pk)</text:p>
      <text:p text:style-name="P30">- cena nabycia akcji ……………………………………………………………………………………… 300</text:p>
      <text:p text:style-name="P30">12. Przekazano do Urzędu Skarbowego należny podatek VAT (WB) ……………. …</text:p>
      <text:p text:style-name="P30">Polecenie:</text:p>
      <text:p text:style-name="P30">1) Dokonać otwarcia kont, wpisując podane salda początkowe</text:p>
      <text:p text:style-name="P30">2) Zaksięgować operacje gospodarcze</text:p>
      <text:p text:style-name="P30">3) Porównać stan środków pieniężnych firmy na początku i na koniec okresu.</text:p>
      <table:table table:name="Table10" table:style-name="Table10">
        <table:table-column table:style-name="Table10.A" table:number-columns-repeated="7"/>
        <table:table-column table:style-name="Table10.H"/>
        <table:table-row>
          <table:table-cell table:style-name="Table10.A1" table:number-columns-spanned="2" office:value-type="string">
            <text:p text:style-name="P83">Rachunki bankowe (130)</text:p>
          </table:table-cell>
          <table:covered-table-cell/>
          <table:table-cell table:style-name="Table10.A1" table:number-columns-spanned="2" office:value-type="string">
            <text:p text:style-name="P70">Rozrachunki z odbiorcami <text:span text:style-name="T16">(200)</text:span></text:p>
          </table:table-cell>
          <table:covered-table-cell/>
          <table:table-cell table:style-name="Table10.A1" table:number-columns-spanned="2" office:value-type="string">
            <text:p text:style-name="P70">Rozrachunki z dostawcam<text:span text:style-name="T16">i (201)</text:span></text:p>
          </table:table-cell>
          <table:covered-table-cell/>
          <table:table-cell table:style-name="Table10.G1" table:number-columns-spanned="2" office:value-type="string">
            <text:p text:style-name="P70">Rozrachunki z tytułu podatku VAT <text:span text:style-name="T16">(221)</text:span></text:p>
          </table:table-cell>
          <table:covered-table-cell/>
        </table:table-row>
        <table:table-row>
          <table:table-cell table:style-name="Table10.A2" office:value-type="string">
            <text:p text:style-name="P83">Sp) 150</text:p>
            <text:p text:style-name="P85">1) 3000</text:p>
            <text:p text:style-name="P85">2) 3000</text:p>
          </table:table-cell>
          <table:table-cell table:style-name="Table10.A2" office:value-type="string">
            <text:p text:style-name="P85">3) 1500</text:p>
            <text:p text:style-name="P85">4) 600</text:p>
          </table:table-cell>
          <table:table-cell table:style-name="Table10.A2" office:value-type="string">
            <text:p text:style-name="P83">Sp) 3000</text:p>
          </table:table-cell>
          <table:table-cell table:style-name="Table10.A2" office:value-type="string">
            <text:p text:style-name="P85">3) 3000</text:p>
          </table:table-cell>
          <table:table-cell table:style-name="Table10.A2" office:value-type="string">
            <text:p text:style-name="P70"/>
          </table:table-cell>
          <table:table-cell table:style-name="Table10.A2" office:value-type="string">
            <text:p text:style-name="P83">Sp) 980</text:p>
          </table:table-cell>
          <table:table-cell table:style-name="Table10.A2" office:value-type="string">
            <text:p text:style-name="P70"/>
          </table:table-cell>
          <table:table-cell table:style-name="Table10.H2" office:value-type="string">
            <text:p text:style-name="P83">Sp) 490</text:p>
          </table:table-cell>
        </table:table-row>
        <table:table-row>
          <table:table-cell table:style-name="Table10.A2" table:number-columns-spanned="2" office:value-type="string">
            <text:p text:style-name="P83">Pozostałe rozrachunki (240)</text:p>
          </table:table-cell>
          <table:covered-table-cell/>
          <table:table-cell table:style-name="Table10.A2" table:number-columns-spanned="2" office:value-type="string">
            <text:p text:style-name="P83">Krótkoterminowe <text:span text:style-name="T17">aktywa finansowe (140)</text:span></text:p>
          </table:table-cell>
          <table:covered-table-cell/>
          <table:table-cell table:style-name="Table10.A2" table:number-columns-spanned="2" office:value-type="string">
            <text:p text:style-name="P85">Weksle obce (144)</text:p>
          </table:table-cell>
          <table:covered-table-cell/>
          <table:table-cell table:style-name="Table10.H2" table:number-columns-spanned="2" office:value-type="string">
            <text:p text:style-name="P85">Przychody finansowe (750)</text:p>
          </table:table-cell>
          <table:covered-table-cell/>
        </table:table-row>
        <table:table-row>
          <table:table-cell table:style-name="Table10.A2" office:value-type="string">
            <text:p text:style-name="P85">4) 600</text:p>
          </table:table-cell>
          <table:table-cell table:style-name="Table10.A2" office:value-type="string">
            <text:p text:style-name="P85">1) 3000</text:p>
            <text:p text:style-name="P85">5) 600</text:p>
          </table:table-cell>
          <table:table-cell table:style-name="Table10.A2" office:value-type="string">
            <text:p text:style-name="P85">5) 600</text:p>
          </table:table-cell>
          <table:table-cell table:style-name="Table10.A2" office:value-type="string">
            <text:p text:style-name="P70"/>
          </table:table-cell>
          <table:table-cell table:style-name="Table10.A2" office:value-type="string">
            <text:p text:style-name="P70"/>
          </table:table-cell>
          <table:table-cell table:style-name="Table10.A2" office:value-type="string">
            <text:p text:style-name="P70"/>
          </table:table-cell>
          <table:table-cell table:style-name="Table10.A2" office:value-type="string">
            <text:p text:style-name="P70"/>
          </table:table-cell>
          <table:table-cell table:style-name="Table10.H2" office:value-type="string">
            <text:p text:style-name="P70"/>
          </table:table-cell>
        </table:table-row>
        <table:table-row>
          <table:table-cell table:style-name="Table10.A2" table:number-columns-spanned="2" office:value-type="string">
            <text:p text:style-name="P85">Koszty finansowe (751)</text:p>
          </table:table-cell>
          <table:covered-table-cell/>
          <table:table-cell table:style-name="Table10.A2" table:number-columns-spanned="2" office:value-type="string">
            <text:p text:style-name="P85">Kasa (100)</text:p>
          </table:table-cell>
          <table:covered-table-cell/>
          <table:table-cell table:style-name="Table10.A2" office:value-type="string">
            <text:p text:style-name="P70"/>
          </table:table-cell>
          <table:table-cell table:style-name="Table10.A2" office:value-type="string">
            <text:p text:style-name="P70"/>
          </table:table-cell>
          <table:table-cell table:style-name="Table10.A2" office:value-type="string">
            <text:p text:style-name="P70"/>
          </table:table-cell>
          <table:table-cell table:style-name="Table10.H2" office:value-type="string">
            <text:p text:style-name="P70"/>
          </table:table-cell>
        </table:table-row>
        <table:table-row>
          <table:table-cell table:style-name="Table10.A2" office:value-type="string">
            <text:p text:style-name="P70"/>
          </table:table-cell>
          <table:table-cell table:style-name="Table10.A2" office:value-type="string">
            <text:p text:style-name="P70"/>
          </table:table-cell>
          <table:table-cell table:style-name="Table10.A2" office:value-type="string">
            <text:p text:style-name="P85">3) 1500</text:p>
          </table:table-cell>
          <table:table-cell table:style-name="Table10.A2" office:value-type="string">
            <text:p text:style-name="P70"/>
          </table:table-cell>
          <table:table-cell table:style-name="Table10.A2" office:value-type="string">
            <text:p text:style-name="P70"/>
          </table:table-cell>
          <table:table-cell table:style-name="Table10.A2" office:value-type="string">
            <text:p text:style-name="P70"/>
          </table:table-cell>
          <table:table-cell table:style-name="Table10.A2" office:value-type="string">
            <text:p text:style-name="P70"/>
          </table:table-cell>
          <table:table-cell table:style-name="Table10.H2" office:value-type="string">
            <text:p text:style-name="P70"/>
          </table:table-cell>
        </table:table-row>
      </table:table>
      <text:p text:style-name="P30"><text:soft-page-break/>Zadanie 1. Spółka z.o.o. – podatnik VAT – na początku okresu posiada salda na wybranych kontach:</text:p>
      <text:p text:style-name="P30">- Kasa …………………………………………………………………………………………… 2.500</text:p>
      <text:p text:style-name="P30">- Rachunki bankowe ……………………………………………………………………. 1.000</text:p>
      <text:p text:style-name="P30">- Kredyty bankowe ……………………………………………………………………… 1.000</text:p>
      <text:p text:style-name="P30">W ciągu okresu wystąpiły w firmie następujące operacje gospodarcze:</text:p>
      <text:p text:style-name="P30">1. Otrzymano fakturę za zakupione materiały u dostawcy „A” (Fa VAT):</text:p>
      <text:p text:style-name="P30">- wartość materiałów …………………………………………………………………… 1.500</text:p>
      <text:p text:style-name="P30">- Podatek VAT 23% ………………………………………………………………………. 345</text:p>
      <text:p text:style-name="P30">Suma faktury ……………………………………………………………………………….. 1.845</text:p>
      <text:p text:style-name="P30">3. Przyjęto materiały do magazynu (Pz) ……………………………………….. …</text:p>
      <text:p text:style-name="P30">4. Wystawiono fakturę za sprzedane wyroby odbiorcy „B” (Fa VAT):</text:p>
      <text:p text:style-name="P30">- wartość sprzedanych wyrobów …………………………………………………. 3.000</text:p>
      <text:p text:style-name="P30">- podatek VAT 23% ……………………………………………………………………… 690</text:p>
      <text:p text:style-name="P30">Suma faktury ………………………………………………………………………………. 3.690</text:p>
      <text:p text:style-name="P30">5. Otrzymano fakturę za zakupiony środek trwały u dostawcy „C” (Fa VAT):</text:p>
      <text:p text:style-name="P30">- wartość zakupionego sprzętu ………………………………………………….. 1.000</text:p>
      <text:p text:style-name="P30">- podatek VAT 23% ……………………………………………………………………. 230</text:p>
      <text:p text:style-name="P30">Suma faktury …………………………………………………………………………….. 1.230</text:p>
      <text:p text:style-name="P30">7. Środek trwały włączono do użytkowania (OT) ……………………….. …</text:p>
      <text:p text:style-name="P30">8. Otrzymano wyciąg bankowy (WB):</text:p>
      <text:p text:style-name="P30">a) bank naliczył odsetki od środków na rachunku bankowym ……. 80</text:p>
      <text:p text:style-name="P30">b) bank pobrał odsetki od kredytów ………………………………………….. 100</text:p>
      <text:p text:style-name="P30">c) bank pobrał opłaty manipulacyjne …………………………………………. 10</text:p>
      <text:p text:style-name="P30">d) odbiorca „B” przekazał należność ………………………………………….. …</text:p>
      <text:p text:style-name="P30">Polecenie: 1. Zaksięgować operacje gospodarcze</text:p>
      <text:p text:style-name="P30">2. Dla dostawców i odbiorców założyć konta księgi pomocniczej (ewidencję analityczną)</text:p>
      <table:table table:name="Table11" table:style-name="Table11">
        <table:table-column table:style-name="Table11.A" table:number-columns-repeated="8"/>
        <table:table-row>
          <table:table-cell table:style-name="Table11.A1" table:number-columns-spanned="2" office:value-type="string">
            <text:p text:style-name="P86">100 - Kasa</text:p>
          </table:table-cell>
          <table:covered-table-cell/>
          <table:table-cell table:style-name="Table11.A1" table:number-columns-spanned="2" office:value-type="string">
            <text:p text:style-name="P86">130 – Rachunki bankowe</text:p>
          </table:table-cell>
          <table:covered-table-cell/>
          <table:table-cell table:style-name="Table11.A1" table:number-columns-spanned="2" office:value-type="string">
            <text:p text:style-name="P86">139 - Kredyty bankowe </text:p>
          </table:table-cell>
          <table:covered-table-cell/>
          <table:table-cell table:style-name="Table11.G1" table:number-columns-spanned="2" office:value-type="string">
            <text:p text:style-name="P86">201 - Rozrachunki z dostawcami</text:p>
          </table:table-cell>
          <table:covered-table-cell/>
        </table:table-row>
        <table:table-row>
          <table:table-cell table:style-name="Table11.A2" office:value-type="string">
            <text:p text:style-name="P86">Sp) 2500</text:p>
          </table:table-cell>
          <table:table-cell table:style-name="Table11.A2" office:value-type="string">
            <text:p text:style-name="P87"/>
          </table:table-cell>
          <table:table-cell table:style-name="Table11.A2" office:value-type="string">
            <text:p text:style-name="P86">Sp) 1000</text:p>
            <text:p text:style-name="P88">8a) 80</text:p>
            <text:p text:style-name="P89">8b) 3690</text:p>
          </table:table-cell>
          <table:table-cell table:style-name="Table11.A2" office:value-type="string">
            <text:p text:style-name="P88">8b) 100</text:p>
            <text:p text:style-name="P89">8c) 10</text:p>
          </table:table-cell>
          <table:table-cell table:style-name="Table11.A2" office:value-type="string">
            <text:p text:style-name="P87"/>
          </table:table-cell>
          <table:table-cell table:style-name="Table11.A2" office:value-type="string">
            <text:p text:style-name="P86">Sp) 1000</text:p>
          </table:table-cell>
          <table:table-cell table:style-name="Table11.A2" office:value-type="string">
            <text:p text:style-name="P87"/>
          </table:table-cell>
          <table:table-cell table:style-name="Table11.H2" office:value-type="string">
            <text:p text:style-name="P90">1) 1845</text:p>
            <text:p text:style-name="P91">5) 1230</text:p>
          </table:table-cell>
        </table:table-row>
        <table:table-row>
          <table:table-cell table:style-name="Table11.A2" table:number-columns-spanned="2" office:value-type="string">
            <text:p text:style-name="P86">200 <text:s/>Rozrachunki z odbiorcami</text:p>
          </table:table-cell>
          <table:covered-table-cell/>
          <table:table-cell table:style-name="Table11.A2" table:number-columns-spanned="2" office:value-type="string">
            <text:p text:style-name="P86">200-1 Odbiorca B</text:p>
          </table:table-cell>
          <table:covered-table-cell/>
          <table:table-cell table:style-name="Table11.A2" table:number-columns-spanned="2" office:value-type="string">
            <text:p text:style-name="P86">201-1 Dostawca A</text:p>
          </table:table-cell>
          <table:covered-table-cell/>
          <table:table-cell table:style-name="Table11.H2" table:number-columns-spanned="2" office:value-type="string">
            <text:p text:style-name="P86">201-2 Dostawca B</text:p>
          </table:table-cell>
          <table:covered-table-cell/>
        </table:table-row>
        <table:table-row>
          <table:table-cell table:style-name="Table11.A2" office:value-type="string">
            <text:p text:style-name="P92">4) 3690</text:p>
          </table:table-cell>
          <table:table-cell table:style-name="Table11.A2" office:value-type="string">
            <text:p text:style-name="P87"/>
          </table:table-cell>
          <table:table-cell table:style-name="Table11.A2" office:value-type="string">
            <text:p text:style-name="P92">4) 3690</text:p>
          </table:table-cell>
          <table:table-cell table:style-name="Table11.A2" office:value-type="string">
            <text:p text:style-name="P89">8b) 3690</text:p>
          </table:table-cell>
          <table:table-cell table:style-name="Table11.A2" office:value-type="string">
            <text:p text:style-name="P87"/>
          </table:table-cell>
          <table:table-cell table:style-name="Table11.A2" office:value-type="string">
            <text:p text:style-name="P90">1) 1845</text:p>
          </table:table-cell>
          <table:table-cell table:style-name="Table11.A2" office:value-type="string">
            <text:p text:style-name="P87"/>
          </table:table-cell>
          <table:table-cell table:style-name="Table11.H2" office:value-type="string">
            <text:p text:style-name="P87"/>
          </table:table-cell>
        </table:table-row>
        <table:table-row>
          <table:table-cell table:style-name="Table11.A2" table:number-columns-spanned="2" office:value-type="string">
            <text:p text:style-name="P86">221 - Rozrachunki z tytuły VAT</text:p>
          </table:table-cell>
          <table:covered-table-cell/>
          <table:table-cell table:style-name="Table11.A2" table:number-columns-spanned="2" office:value-type="string">
            <text:p text:style-name="P86">310 - Materiały</text:p>
          </table:table-cell>
          <table:covered-table-cell/>
          <table:table-cell table:style-name="Table11.A2" table:number-columns-spanned="2" office:value-type="string">
            <text:p text:style-name="P86">701 - Przychody ze sprzedaży wyrobów gotowych</text:p>
          </table:table-cell>
          <table:covered-table-cell/>
          <table:table-cell table:style-name="Table11.H2" table:number-columns-spanned="2" office:value-type="string">
            <text:p text:style-name="P92">201-3 Dostawca C</text:p>
          </table:table-cell>
          <table:covered-table-cell/>
        </table:table-row>
        <table:table-row>
          <table:table-cell table:style-name="Table11.A2" office:value-type="string">
            <text:p text:style-name="P90">1) 345</text:p>
            <text:p text:style-name="P91">5) 230</text:p>
          </table:table-cell>
          <table:table-cell table:style-name="Table11.A2" office:value-type="string">
            <text:p text:style-name="P92">4) 690</text:p>
            <text:p text:style-name="P93">7) 1000</text:p>
          </table:table-cell>
          <table:table-cell table:style-name="Table11.A2" office:value-type="string">
            <text:p text:style-name="P94">3) 1500</text:p>
          </table:table-cell>
          <table:table-cell table:style-name="Table11.A2" office:value-type="string">
            <text:p text:style-name="P87"/>
          </table:table-cell>
          <table:table-cell table:style-name="Table11.A2" office:value-type="string">
            <text:p text:style-name="P92">4) 4000</text:p>
          </table:table-cell>
          <table:table-cell table:style-name="Table11.A2" office:value-type="string">
            <text:p text:style-name="P86"/>
          </table:table-cell>
          <table:table-cell table:style-name="Table11.A2" office:value-type="string">
            <text:p text:style-name="P87"/>
          </table:table-cell>
          <table:table-cell table:style-name="Table11.H2" office:value-type="string">
            <text:p text:style-name="P91">5) 1230</text:p>
          </table:table-cell>
        </table:table-row>
        <table:table-row>
          <table:table-cell table:style-name="Table11.A2" table:number-columns-spanned="2" office:value-type="string">
            <text:p text:style-name="P86">750 – Przychody finansowe</text:p>
          </table:table-cell>
          <table:covered-table-cell/>
          <table:table-cell table:style-name="Table11.A2" table:number-columns-spanned="2" office:value-type="string">
            <text:p text:style-name="P86">751 – Koszty finansowe</text:p>
          </table:table-cell>
          <table:covered-table-cell/>
          <table:table-cell table:style-name="Table11.A2" table:number-columns-spanned="2" office:value-type="string">
            <text:p text:style-name="P90">3 - Rozliczenie zakupu</text:p>
          </table:table-cell>
          <table:covered-table-cell/>
          <table:table-cell table:style-name="Table11.H2" table:number-columns-spanned="2" office:value-type="string">
            <text:p text:style-name="P86">010 - Środki trwałe</text:p>
          </table:table-cell>
          <table:covered-table-cell/>
        </table:table-row>
        <table:table-row>
          <table:table-cell table:style-name="Table11.A2" office:value-type="string">
            <text:p text:style-name="P86"/>
          </table:table-cell>
          <table:table-cell table:style-name="Table11.A2" office:value-type="string">
            <text:p text:style-name="P88">8a) 80</text:p>
          </table:table-cell>
          <table:table-cell table:style-name="Table11.A2" office:value-type="string">
            <text:p text:style-name="P88">8b) 100</text:p>
            <text:p text:style-name="P89">8c) 10</text:p>
          </table:table-cell>
          <table:table-cell table:style-name="Table11.A2" office:value-type="string">
            <text:p text:style-name="P87"/>
          </table:table-cell>
          <table:table-cell table:style-name="Table11.A2" office:value-type="string">
            <text:p text:style-name="P90">1) 1500</text:p>
            <text:p text:style-name="P91">5) 1000</text:p>
          </table:table-cell>
          <table:table-cell table:style-name="Table11.A2" office:value-type="string">
            <text:p text:style-name="P94">3) 1500</text:p>
          </table:table-cell>
          <table:table-cell table:style-name="Table11.A2" office:value-type="string">
            <text:p text:style-name="P93">7) 1000</text:p>
          </table:table-cell>
          <table:table-cell table:style-name="Table11.H2" office:value-type="string">
            <text:p text:style-name="P87"/>
          </table:table-cell>
        </table:table-row>
      </table:table>
      <text:p text:style-name="P30"/>
      <text:p text:style-name="P33" loext:marker-style-name="T4"><text:span text:style-name="T4">Zadanie 2.</text:span></text:p>
      <text:p text:style-name="P34">Salda początkowe na wybranych kontach w spółce jawnej były następujące:</text:p>
      <text:p text:style-name="P34">- Rachunki bankowe ………………………………………………………… 6.000</text:p>
      <text:p text:style-name="P34"/>
      <text:p text:style-name="P34">W bieżącym okresie sprawozdawczym miały miejsce następujące operacje gospodarcze:</text:p>
      <text:p text:style-name="P34">1. Naliczono zobowiązania z tytułu podatku od środków transportu (Pk) …………………….. 300</text:p>
      <text:p text:style-name="P34">2. Opłata skarbowa obciążająca koszty rodzajowe (WB) ………………………..……………… 50</text:p>
      <text:p text:style-name="P34">3. Naliczono zobowiązanie z tytułu podatku dochodowego od osób prawnych (Pk)………… 3.000</text:p>
      <text:p text:style-name="P34">4. Naliczono zobowiązania z tytułu podatku od nieruchomości (Pk) …………………………. 200</text:p>
      <text:p text:style-name="P34">5. Naliczono składki z tytułu ubezpieczeń majątkowych (Pk) ………………………………… 600</text:p>
      <text:p text:style-name="P34">6. Przelew zobowiązań podatkowych od Urzędu Skarbowego (WB) …………………………... …</text:p>
      <text:p text:style-name="P34">7. Przelew środków dla PZU (WB) …………………………………………………………….. …</text:p>
      <text:p text:style-name="P34">8. Przelew zobowiązań wobec Urzędu Gminy (WB) …………………………………………... …</text:p>
      <text:p text:style-name="P34">Polecenie:</text:p>
      <text:p text:style-name="P34">1) Zaksięgować podane operacje gospodarcze 2) Założyć księgi pomocnicze dla rozrachunków publiczno-prawnych</text:p>
      <table:table table:name="Table12" table:style-name="Table12">
        <table:table-column table:style-name="Table12.A" table:number-columns-repeated="7"/>
        <table:table-column table:style-name="Table12.H"/>
        <table:table-row>
          <table:table-cell table:style-name="Table12.A1" table:number-columns-spanned="2" office:value-type="string">
            <text:p text:style-name="P70">Rachunki bankowe <text:span text:style-name="T18">(130)</text:span></text:p>
          </table:table-cell>
          <table:covered-table-cell/>
          <table:table-cell table:style-name="Table12.A1" table:number-columns-spanned="2" office:value-type="string">
            <text:p text:style-name="P95">Rozrachunki publicznoprawne (220)</text:p>
          </table:table-cell>
          <table:covered-table-cell/>
          <table:table-cell table:style-name="Table12.A1" table:number-columns-spanned="2" office:value-type="string">
            <text:p text:style-name="P95">Urząd gminy (220-1)</text:p>
          </table:table-cell>
          <table:covered-table-cell/>
          <table:table-cell table:style-name="Table12.G1" table:number-columns-spanned="2" office:value-type="string">
            <text:p text:style-name="P95">Urząd skarbowy (220-2)</text:p>
          </table:table-cell>
          <table:covered-table-cell/>
        </table:table-row>
        <table:table-row>
          <table:table-cell table:style-name="Table12.A2" office:value-type="string">
            <text:p text:style-name="P95">Sp<text:span text:style-name="T19">)</text:span> 6000</text:p>
            <text:p text:style-name="P97"/>
          </table:table-cell>
          <table:table-cell table:style-name="Table12.A2" office:value-type="string">
            <text:p text:style-name="P98">6) 3000</text:p>
            <text:p text:style-name="P98">7) <text:span text:style-name="T20">600</text:span></text:p>
            <text:p text:style-name="P99">8) 550</text:p>
          </table:table-cell>
          <table:table-cell table:style-name="Table12.A2" office:value-type="string">
            <text:p text:style-name="P98">6) 3000</text:p>
            <text:p text:style-name="P99">8) 550</text:p>
          </table:table-cell>
          <table:table-cell table:style-name="Table12.A2" office:value-type="string">
            <text:p text:style-name="P100">1<text:span text:style-name="T19">)</text:span> 300</text:p>
            <text:p text:style-name="P103">2) 50</text:p>
            <text:p text:style-name="P97">3) 3000</text:p>
            <text:p text:style-name="P97">4) 200</text:p>
          </table:table-cell>
          <table:table-cell table:style-name="Table12.A2" office:value-type="string">
            <text:p text:style-name="P99">8) 550</text:p>
          </table:table-cell>
          <table:table-cell table:style-name="Table12.A2" office:value-type="string">
            <text:p text:style-name="P101">1<text:span text:style-name="T19">)</text:span> 300</text:p>
            <text:p text:style-name="P103">2) 50</text:p>
            <text:p text:style-name="P97">4) 200</text:p>
          </table:table-cell>
          <table:table-cell table:style-name="Table12.A2" office:value-type="string">
            <text:p text:style-name="P98">6) 3000</text:p>
          </table:table-cell>
          <table:table-cell table:style-name="Table12.H2" office:value-type="string">
            <text:p text:style-name="P97">3) 3000</text:p>
          </table:table-cell>
        </table:table-row>
        <table:table-row>
          <table:table-cell table:style-name="Table12.A2" table:number-columns-spanned="2" office:value-type="string">
            <text:p text:style-name="P95">Podatki i opłaty (403)</text:p>
          </table:table-cell>
          <table:covered-table-cell/>
          <table:table-cell table:style-name="Table12.A2" table:number-columns-spanned="2" office:value-type="string">
            <text:p text:style-name="P95">Pozostałe rozrachunki (240)</text:p>
          </table:table-cell>
          <table:covered-table-cell/>
          <table:table-cell table:style-name="Table12.A2" table:number-columns-spanned="2" office:value-type="string">
            <text:p text:style-name="P95">Podatek dochodowy (870)</text:p>
          </table:table-cell>
          <table:covered-table-cell/>
          <table:table-cell table:style-name="Table12.H2" table:number-columns-spanned="2" office:value-type="string">
            <text:p text:style-name="P95">Pozostałe koszty (409)</text:p>
          </table:table-cell>
          <table:covered-table-cell/>
        </table:table-row>
        <table:table-row>
          <table:table-cell table:style-name="Table12.A2" office:value-type="string">
            <text:p text:style-name="P102">1<text:span text:style-name="T19">)</text:span> 300</text:p>
            <text:p text:style-name="P103">2) 50</text:p>
            <text:p text:style-name="P97">4) 200</text:p>
          </table:table-cell>
          <table:table-cell table:style-name="Table12.A2" office:value-type="string">
            <text:p text:style-name="P101"/>
          </table:table-cell>
          <table:table-cell table:style-name="Table12.A2" office:value-type="string">
            <text:p text:style-name="P99">7) 600</text:p>
          </table:table-cell>
          <table:table-cell table:style-name="Table12.A2" office:value-type="string">
            <text:p text:style-name="P98">5) 600</text:p>
          </table:table-cell>
          <table:table-cell table:style-name="Table12.A2" office:value-type="string">
            <text:p text:style-name="P97">3) 3000</text:p>
          </table:table-cell>
          <table:table-cell table:style-name="Table12.A2" office:value-type="string">
            <text:p text:style-name="P70"/>
          </table:table-cell>
          <table:table-cell table:style-name="Table12.A2" office:value-type="string">
            <text:p text:style-name="P98">5) 600</text:p>
          </table:table-cell>
          <table:table-cell table:style-name="Table12.H2" office:value-type="string">
            <text:p text:style-name="P99"/>
          </table:table-cell>
        </table:table-row>
      </table:table>
      <text:p text:style-name="P35" loext:marker-style-name="T4"><text:span text:style-name="T4">Zadanie 3.</text:span></text:p>
      <text:p text:style-name="P35">Przedsiębiorstwo państwowe, zajmujące się działalnością produkcyjną, przeprowadziło w bieżącym miesiącu następujące operacje gospodarcze:</text:p>
      <text:p text:style-name="P35">1. Lista płac pracowników produkcyjnych (Lp) ………………………………………… 3.000</text:p>
      <text:p text:style-name="P35">2. Potrącono w liście płac podatek dochodowy od osób fizycznych (Pk) ………………. 530</text:p>
      <text:p text:style-name="P35">3. Potrącono w liście płac składki ubezpieczeń społecznych (Pk) ……………………… 560</text:p>
      <text:p text:style-name="P35">4. Naliczono składki ubezpieczeń społecznych i inne obciążające firmę (Pk) ………….. 610</text:p>
      <text:p text:style-name="P35">5. Zaliczono w koszty podatek od nieruchomości (Pk) ………………………………… 400</text:p>
      <text:p text:style-name="P35">6. Zaliczono w koszty podatek od środków transportu (Pk) ……………………………. 300</text:p>
      <text:p text:style-name="P35">7. Zaksięgowano zaliczkę podatku dochodowego od osób prawnych (Pk) ……………... 600</text:p>
      <text:p text:style-name="P35">Polecenie: 1) Zaksięgować operacje gospodarcze</text:p>
      <table:table table:name="Table13" table:style-name="Table13">
        <table:table-column table:style-name="Table13.A" table:number-columns-repeated="4"/>
        <table:table-column table:style-name="Table13.E"/>
        <table:table-column table:style-name="Table13.F"/>
        <table:table-column table:style-name="Table13.A"/>
        <table:table-column table:style-name="Table13.H"/>
        <table:table-row>
          <table:table-cell table:style-name="Table13.A1" table:number-columns-spanned="2" office:value-type="string">
            <text:p text:style-name="P104">Rozrachunki z tytuły wynagrodzeń <text:span text:style-name="T21">(230)</text:span></text:p>
          </table:table-cell>
          <table:covered-table-cell/>
          <table:table-cell table:style-name="Table13.A1" table:number-columns-spanned="2" office:value-type="string">
            <text:p text:style-name="P105">Wynagrodzenia (404)</text:p>
          </table:table-cell>
          <table:covered-table-cell/>
          <table:table-cell table:style-name="Table13.A1" table:number-columns-spanned="2" office:value-type="string">
            <text:p text:style-name="P96">Rozrachunki publicznoprawne (220)</text:p>
          </table:table-cell>
          <table:covered-table-cell/>
          <table:table-cell table:style-name="Table13.G1" table:number-columns-spanned="2" office:value-type="string">
            <text:p text:style-name="P105">Ubezpeczenia spoleczne (405)</text:p>
          </table:table-cell>
          <table:covered-table-cell/>
        </table:table-row>
        <table:table-row>
          <table:table-cell table:style-name="Table13.A2" office:value-type="string">
            <text:p text:style-name="P105">2) 530</text:p>
            <text:p text:style-name="P105">3) 560</text:p>
          </table:table-cell>
          <table:table-cell table:style-name="Table13.A2" office:value-type="string">
            <text:p text:style-name="P105">1) 3000</text:p>
            <text:p text:style-name="P105"/>
          </table:table-cell>
          <table:table-cell table:style-name="Table13.A2" office:value-type="string">
            <text:p text:style-name="P105">1) 3000</text:p>
          </table:table-cell>
          <table:table-cell table:style-name="Table13.A2" office:value-type="string">
            <text:p text:style-name="P70"/>
          </table:table-cell>
          <table:table-cell table:style-name="Table13.A2" office:value-type="string">
            <text:p text:style-name="P105"/>
          </table:table-cell>
          <table:table-cell table:style-name="Table13.A2" office:value-type="string">
            <text:p text:style-name="P105">2) 530</text:p>
            <text:p text:style-name="P105">3) 560</text:p>
            <text:p text:style-name="P105">4) 610</text:p>
            <text:p text:style-name="P105">5) 400</text:p>
            <text:p text:style-name="P105">6) 300</text:p>
            <text:p text:style-name="P105">7) 600</text:p>
          </table:table-cell>
          <table:table-cell table:style-name="Table13.A2" office:value-type="string">
            <text:p text:style-name="P105">4) 610</text:p>
          </table:table-cell>
          <table:table-cell table:style-name="Table13.H2" office:value-type="string">
            <text:p text:style-name="P70"/>
          </table:table-cell>
        </table:table-row>
        <table:table-row>
          <table:table-cell table:style-name="Table13.A2" table:number-columns-spanned="2" office:value-type="string">
            <text:p text:style-name="P105">Podatki i opłaty (403)</text:p>
          </table:table-cell>
          <table:covered-table-cell/>
          <table:table-cell table:style-name="Table13.A2" table:number-columns-spanned="2" office:value-type="string">
            <text:p text:style-name="P105">Podatki dochodowe (870)</text:p>
          </table:table-cell>
          <table:covered-table-cell/>
          <table:table-cell table:style-name="Table13.H2" table:number-rows-spanned="2" table:number-columns-spanned="4" office:value-type="string">
            <text:p text:style-name="P70"/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105">5) 400</text:p>
            <text:p text:style-name="P105">6) 300</text:p>
          </table:table-cell>
          <table:table-cell table:style-name="Table13.A2" office:value-type="string">
            <text:p text:style-name="P70"/>
          </table:table-cell>
          <table:table-cell table:style-name="Table13.A2" office:value-type="string">
            <text:p text:style-name="P105">7) 600</text:p>
          </table:table-cell>
          <table:table-cell table:style-name="Table13.A2" office:value-type="string">
            <text:p text:style-name="P70"/>
          </table:table-cell>
          <table:covered-table-cell table:style-name="Table13.H2"/>
          <table:covered-table-cell/>
          <table:covered-table-cell/>
          <table:covered-table-cell/>
        </table:table-row>
      </table:table>
      <text:p text:style-name="P35"/>
      <text:h text:style-name="P5" text:outline-level="1">Rachunkowość finansowa – Ćwiczenia <text:span text:style-name="T28">(</text:span><text:span text:style-name="T4">10.04.2024</text:span><text:span text:style-name="T7">)</text:span></text:h>
      <text:p text:style-name="P109"><text:span text:style-name="T7">F</text:span><text:span text:style-name="T4">iFO/LiFO</text:span></text:p>
      <text:p text:style-name="P45" loext:marker-style-name="T22"><text:span text:style-name="T22">Zadanie 1. (4.2/88-89)</text:span></text:p>
      <text:p text:style-name="P45" loext:marker-style-name="T23"><text:span text:style-name="T23">Fabryka przemysłu metalowego wycenia zapasy oraz rozchody materiałów według cen rzeczywistych. Na stanie magazynowym fabryka posiada między innymi kształtki, które sukcesywnie wydawane są wydziałowi produkcyjnemu.</text:span></text:p>
      <text:p text:style-name="P45" loext:marker-style-name="T23"><text:span text:style-name="T23">Aktualny stan zapasu kształtek w kolejności dostaw jest następujący:</text:span></text:p>
      <table:table table:name="Table14" table:style-name="Table14">
        <table:table-column table:style-name="Table14.A" table:number-columns-repeated="2"/>
        <table:table-column table:style-name="Table14.C"/>
        <table:table-column table:style-name="Table14.A"/>
        <table:table-row table:style-name="Table14.1">
          <table:table-cell table:style-name="Table14.A1" office:value-type="string">
            <text:p text:style-name="P38" loext:marker-style-name="T23"><text:span text:style-name="T23">DATA</text:span></text:p>
          </table:table-cell>
          <table:table-cell table:style-name="Table14.A1" office:value-type="string">
            <text:p text:style-name="P38" loext:marker-style-name="T23"><text:span text:style-name="T23">ILOŚĆ SZT.</text:span></text:p>
          </table:table-cell>
          <table:table-cell table:style-name="Table14.A1" office:value-type="string">
            <text:p text:style-name="P38" loext:marker-style-name="T23"><text:span text:style-name="T23">CENA JEDNOSTKOWA ZŁ.</text:span></text:p>
          </table:table-cell>
          <table:table-cell table:style-name="Table14.A1" office:value-type="string">
            <text:p text:style-name="P38" loext:marker-style-name="T23"><text:span text:style-name="T23">WARTOŚĆ ZŁ.</text:span></text:p>
          </table:table-cell>
        </table:table-row>
        <table:table-row table:style-name="Table14.1">
          <table:table-cell table:style-name="Table14.A1" office:value-type="string">
            <text:p text:style-name="P38" loext:marker-style-name="T23"><text:span text:style-name="T23">1.10</text:span></text:p>
          </table:table-cell>
          <table:table-cell table:style-name="Table14.A1" office:value-type="string">
            <text:p text:style-name="P38" loext:marker-style-name="T23"><text:span text:style-name="T23">100</text:span></text:p>
          </table:table-cell>
          <table:table-cell table:style-name="Table14.A1" office:value-type="string">
            <text:p text:style-name="P38" loext:marker-style-name="T23"><text:span text:style-name="T23">0,10</text:span></text:p>
          </table:table-cell>
          <table:table-cell table:style-name="Table14.A1" office:value-type="string">
            <text:p text:style-name="P38" loext:marker-style-name="T23"><text:span text:style-name="T23">10</text:span></text:p>
          </table:table-cell>
        </table:table-row>
        <table:table-row table:style-name="Table14.1">
          <table:table-cell table:style-name="Table14.A1" office:value-type="string">
            <text:p text:style-name="P38" loext:marker-style-name="T23"><text:span text:style-name="T23">15.10</text:span></text:p>
          </table:table-cell>
          <table:table-cell table:style-name="Table14.A1" office:value-type="string">
            <text:p text:style-name="P38" loext:marker-style-name="T23"><text:span text:style-name="T23">100</text:span></text:p>
          </table:table-cell>
          <table:table-cell table:style-name="Table14.A1" office:value-type="string">
            <text:p text:style-name="P38" loext:marker-style-name="T23"><text:span text:style-name="T23">0,11</text:span></text:p>
          </table:table-cell>
          <table:table-cell table:style-name="Table14.A1" office:value-type="string">
            <text:p text:style-name="P38" loext:marker-style-name="T23"><text:span text:style-name="T23">11</text:span></text:p>
          </table:table-cell>
        </table:table-row>
        <table:table-row table:style-name="Table14.1">
          <table:table-cell table:style-name="Table14.A1" office:value-type="string">
            <text:p text:style-name="P38" loext:marker-style-name="T23"><text:span text:style-name="T23">20.10</text:span></text:p>
          </table:table-cell>
          <table:table-cell table:style-name="Table14.A1" office:value-type="string">
            <text:p text:style-name="P38" loext:marker-style-name="T23"><text:span text:style-name="T23">100</text:span></text:p>
          </table:table-cell>
          <table:table-cell table:style-name="Table14.A1" office:value-type="string">
            <text:p text:style-name="P38" loext:marker-style-name="T23"><text:span text:style-name="T23">0,15</text:span></text:p>
          </table:table-cell>
          <table:table-cell table:style-name="Table14.A1" office:value-type="string">
            <text:p text:style-name="P38" loext:marker-style-name="T23"><text:span text:style-name="T23">15</text:span></text:p>
          </table:table-cell>
        </table:table-row>
        <table:table-row table:style-name="Table14.1">
          <table:table-cell table:style-name="Table14.A1" office:value-type="string">
            <text:p text:style-name="P38" loext:marker-style-name="T23"><text:span text:style-name="T23">22.10</text:span></text:p>
          </table:table-cell>
          <table:table-cell table:style-name="Table14.A1" office:value-type="string">
            <text:p text:style-name="P38" loext:marker-style-name="T23"><text:span text:style-name="T23">100</text:span></text:p>
          </table:table-cell>
          <table:table-cell table:style-name="Table14.A1" office:value-type="string">
            <text:p text:style-name="P38" loext:marker-style-name="T23"><text:span text:style-name="T23">0,20</text:span></text:p>
          </table:table-cell>
          <table:table-cell table:style-name="Table14.A1" office:value-type="string">
            <text:p text:style-name="P38" loext:marker-style-name="T23"><text:span text:style-name="T23">20</text:span></text:p>
          </table:table-cell>
        </table:table-row>
      </table:table>
      <text:p text:style-name="P46" loext:marker-style-name="T23"><text:span text:style-name="T23">Bieżące zapotrzebowanie w dniu 25.10 wynosi 350 sztuk.</text:span></text:p>
      <text:p text:style-name="P46" loext:marker-style-name="T23"><text:span text:style-name="T23">Ustal wartość 350 kształtek wydanych do produkcji przy zastosowaniu różnych metod wyceny – FIFO, LIFO oraz według cen przeciętnych.</text:span></text:p>
      <text:p text:style-name="P47"/>
      <text:p text:style-name="P48">Liczymy <text:span text:style-name="T23">350 sztuk </text:span>do dnia <text:span text:style-name="T23">25.10.</text:span></text:p>
      <text:p text:style-name="P31"><text:span text:style-name="T29">FiFo </text:span></text:p>
      <text:p text:style-name="P48">100 * 0.1 + 100 * 0.11 + 100 * 0.15 + 50 * 0.2 = <text:s/>46 zł.</text:p>
      <text:p text:style-name="P48">LiFo</text:p>
      <text:p text:style-name="P48">100 * 0.2 + 100 * .15 + 100 * .11 + 50 * 0.1 = 51 zł.</text:p>
      <text:p text:style-name="P48">Metoda cen przeciętnych</text:p>
      <text:p text:style-name="P31"><text:span text:style-name="T29">(.1 + .11 + .15 + 20)/4 = .14 zł → 350 * .14zł = 49 zł.</text:span></text:p>
      <text:h text:style-name="P8" text:outline-level="1"><text:span text:style-name="T25"/></text:h>
      <text:h text:style-name="P4" text:outline-level="1">Ewidencja zapasów <text:span text:style-name="T30">(17.10.2024)</text:span></text:h>
      <text:h text:style-name="P6" text:outline-level="1"><text:span text:style-name="T25">O</text:span><text:span text:style-name="T24">dchylenie kredytowe – odchylenie </text:span><text:span text:style-name="T26">od cen </text:span><text:span text:style-name="T24">ewidencyujn</text:span><text:span text:style-name="T26">ych</text:span></text:h>
      <text:p text:style-name="P124"><text:span text:style-name="T27">Materiałow (Ma, Credit), Rozliczenie zakupów (Wn, Debit)</text:span></text:p>
      <text:h text:style-name="P7" text:outline-level="1"><text:span text:style-name="T25">O</text:span><text:span text:style-name="T24">dchylenie </text:span><text:span text:style-name="T26">debetowe</text:span><text:span text:style-name="T24"> – odchylenie </text:span><text:span text:style-name="T26">od cen </text:span><text:span text:style-name="T24">ewidencyujn</text:span><text:span text:style-name="T26">ych materiałów</text:span></text:h>
      <text:p text:style-name="P124"><text:span text:style-name="T27">Rozliczenie zakupów (Ma, Credit), Materiałow (Wn, Debit)</text:span></text:p>
      <text:p text:style-name="P39" loext:marker-style-name="T4"><text:span text:style-name="T4">Zadanie 1. (4.10/94)</text:span></text:p>
      <text:p text:style-name="P41">W zakładzie prywatnym przemysłu odzieżowego salda początkowe wybranych kont były następujące:</text:p>
      <text:p text:style-name="P42">Materiały …………………………………………………………………… 450</text:p>
      <text:p text:style-name="P41">Odchylenia od cen ewidencyjnych materiałów (Ma) …………………………… 50</text:p>
      <text:p text:style-name="P41">W bieżącym okresie przeprowadzono następujące operacje gospodarcze:</text:p>
      <text:p text:style-name="P43">1. Otrzymano fakturę od przedsiębiorstwa X (Fa VAT):</text:p>
      <text:p text:style-name="P43">- materiały 50 szt. Po 10 zł za sztukę ………..….………………………………………………… <text:span text:style-name="T31">500</text:span></text:p>
      <text:p text:style-name="P43">- koszty zakupu (transport) …………………….…………………………………………………. 200</text:p>
      <text:p text:style-name="P43">- podatek VAT 23% ………………………………………………………………………………. <text:span text:style-name="T31">161</text:span></text:p>
      <text:p text:style-name="P43">Suma faktury ……………………………………………………………………………………... <text:span text:style-name="T31">861</text:span></text:p>
      <text:p text:style-name="P61">2. Przeksięgowano VAT naliczony w fakturze (Pk) ………...……………………………. …</text:p>
      <text:p text:style-name="P43">3. Przyjęto materiały od przedsiębiorstwa X do magazynu 50 szt. Po 11 zł za sztukę (Pz) <text:s/><text:span text:style-name="T31">550</text:span></text:p>
      <text:p text:style-name="P41">4. Przeksięgowano koszty zakupu (Pk) ……………………………………………………...…… <text:span text:style-name="T31">200</text:span><text:line-break/>5. Przeksięgowano odchylenia od cen ewidencyjnych (Pk) ………………………...……………. <text:span text:style-name="T31">50</text:span><text:line-break/>6. Przeniesiono koszty zakupu do rozliczeń międzyokresowych (Pk) …... <text:span text:style-name="T31">200</text:span><text:line-break/>7. Wydano do zużycia materiały (Rw) ……………………………………………………..……. 500<text:line-break/>8. Rozdzielnik zużycia materiałów w bieżącym miesiącu (Pk):<text:line-break/>a) materiały produkcyjne …………………………………………………………………....…… 400<text:line-break/>b) materiały wydziałów pomocniczych ………………………………………………….………. 60<text:line-break/>c) materiały na potrzeby administracji …………………………………………..………………. 40<text:line-break/>9. Rozliczenie odchyleń od cen ewidencyjnych przypadających na zużyte materiały (Pk) ……… …<text:line-break/>10. Rozliczenie kosztów zakupu przypadających na zużyte materiały <text:line-break/>(Pk)………………………………………………………………………. …</text:p>
      <text:p text:style-name="P41">Polecenia:</text:p>
      <text:p text:style-name="P41">1) Otwórz konta podanymi saldami początkowymi</text:p>
      <text:p text:style-name="P40"><text:span text:style-name="T23">2) Zaksięgować podane operacje gospodarcze</text:span></text:p>
      <table:table table:name="Table15" table:style-name="Table15">
        <table:table-column table:style-name="Table15.A" table:number-columns-repeated="8"/>
        <table:table-row>
          <table:table-cell table:style-name="Table15.A1" table:number-columns-spanned="2" office:value-type="string">
            <text:p text:style-name="P106">Materialy (310)</text:p>
          </table:table-cell>
          <table:covered-table-cell/>
          <table:table-cell table:style-name="Table15.A1" table:number-columns-spanned="2" office:value-type="string">
            <text:p text:style-name="P44">Odchylenia od cen ewidencyjnych materiałów <text:span text:style-name="T30">(341)</text:span></text:p>
          </table:table-cell>
          <table:covered-table-cell/>
          <table:table-cell table:style-name="Table15.A1" table:number-columns-spanned="2" office:value-type="string">
            <text:p text:style-name="P106">Rozrachunki z dostawcami (201)</text:p>
          </table:table-cell>
          <table:covered-table-cell/>
          <table:table-cell table:style-name="Table15.G1" table:number-columns-spanned="2" office:value-type="string">
            <text:p text:style-name="P106">Rozrachunki z tytuły VAT (221)</text:p>
          </table:table-cell>
          <table:covered-table-cell/>
        </table:table-row>
        <table:table-row>
          <table:table-cell table:style-name="Table15.A2" office:value-type="string">
            <text:p text:style-name="P106">Sp) 450</text:p>
            <text:p text:style-name="P108">3) 550</text:p>
          </table:table-cell>
          <table:table-cell table:style-name="Table15.A2" office:value-type="string">
            <text:p text:style-name="P108">7) 500</text:p>
          </table:table-cell>
          <table:table-cell table:style-name="Table15.A2" office:value-type="string">
            <text:p text:style-name="P107"/>
          </table:table-cell>
          <table:table-cell table:style-name="Table15.A2" office:value-type="string">
            <text:p text:style-name="P106">Sp) 50</text:p>
            <text:p text:style-name="P108">5) 50</text:p>
          </table:table-cell>
          <table:table-cell table:style-name="Table15.A2" office:value-type="string">
            <text:p text:style-name="P107"/>
          </table:table-cell>
          <table:table-cell table:style-name="Table15.A2" office:value-type="string">
            <text:p text:style-name="P108">1) 861</text:p>
          </table:table-cell>
          <table:table-cell table:style-name="Table15.A2" office:value-type="string">
            <text:p text:style-name="P108">1) 161</text:p>
          </table:table-cell>
          <table:table-cell table:style-name="Table15.H2" office:value-type="string">
            <text:p text:style-name="P107"/>
          </table:table-cell>
        </table:table-row>
        <table:table-row>
          <table:table-cell table:style-name="Table15.A2" table:number-columns-spanned="2" office:value-type="string">
            <text:p text:style-name="P106">Koszty zakupu (522)</text:p>
          </table:table-cell>
          <table:covered-table-cell/>
          <table:table-cell table:style-name="Table15.A2" table:number-columns-spanned="2" office:value-type="string">
            <text:p text:style-name="P106">Rozliczenie kosztów działałności (580)</text:p>
          </table:table-cell>
          <table:covered-table-cell/>
          <table:table-cell table:style-name="Table15.A2" table:number-columns-spanned="2" office:value-type="string">
            <text:p text:style-name="P106">Rozliczenie</text:p>
            <text:p text:style-name="P106">miedzyoresowych</text:p>
            <text:p text:style-name="P106">kosztów </text:p>
          </table:table-cell>
          <table:covered-table-cell/>
          <table:table-cell table:style-name="Table15.H2" table:number-columns-spanned="2" office:value-type="string">
            <text:p text:style-name="P106">Zużycie materiałów i energii (401)</text:p>
          </table:table-cell>
          <table:covered-table-cell/>
        </table:table-row>
        <table:table-row>
          <table:table-cell table:style-name="Table15.A2" office:value-type="string">
            <text:p text:style-name="P108">4) 200</text:p>
          </table:table-cell>
          <table:table-cell table:style-name="Table15.A2" office:value-type="string">
            <text:p text:style-name="P107"/>
          </table:table-cell>
          <table:table-cell table:style-name="Table15.A2" office:value-type="string">
            <text:p text:style-name="P107"/>
          </table:table-cell>
          <table:table-cell table:style-name="Table15.A2" office:value-type="string">
            <text:p text:style-name="P108">6) <text:span text:style-name="T32">2</text:span>00</text:p>
          </table:table-cell>
          <table:table-cell table:style-name="Table15.A2" office:value-type="string">
            <text:p text:style-name="P108">6) 500</text:p>
          </table:table-cell>
          <table:table-cell table:style-name="Table15.A2" office:value-type="string">
            <text:p text:style-name="P107"/>
          </table:table-cell>
          <table:table-cell table:style-name="Table15.A2" office:value-type="string">
            <text:p text:style-name="P108">7) 500</text:p>
          </table:table-cell>
          <table:table-cell table:style-name="Table15.H2" office:value-type="string">
            <text:p text:style-name="P107"/>
          </table:table-cell>
        </table:table-row>
        <table:table-row>
          <table:table-cell table:style-name="Table15.A2" table:number-columns-spanned="2" office:value-type="string">
            <text:p text:style-name="P106">Rozliczenie kosztów rodzajowych (490)</text:p>
          </table:table-cell>
          <table:covered-table-cell/>
          <table:table-cell table:style-name="Table15.A2" table:number-columns-spanned="2" office:value-type="string">
            <text:p text:style-name="P106">Koszty działałności podstawowej (500)</text:p>
          </table:table-cell>
          <table:covered-table-cell/>
          <table:table-cell table:style-name="Table15.A2" table:number-columns-spanned="2" office:value-type="string">
            <text:p text:style-name="P106">Koszty działałności pomocniczej (530)</text:p>
          </table:table-cell>
          <table:covered-table-cell/>
          <table:table-cell table:style-name="Table15.H2" table:number-columns-spanned="2" office:value-type="string">
            <text:p text:style-name="P106">Koszty zakupów (550)</text:p>
          </table:table-cell>
          <table:covered-table-cell/>
        </table:table-row>
        <table:table-row>
          <table:table-cell table:style-name="Table15.A2" office:value-type="string">
            <text:p text:style-name="P107"/>
          </table:table-cell>
          <table:table-cell table:style-name="Table15.A2" office:value-type="string">
            <text:p text:style-name="P107"/>
          </table:table-cell>
          <table:table-cell table:style-name="Table15.A2" office:value-type="string">
            <text:p text:style-name="P107"/>
          </table:table-cell>
          <table:table-cell table:style-name="Table15.A2" office:value-type="string">
            <text:p text:style-name="P107"/>
          </table:table-cell>
          <table:table-cell table:style-name="Table15.A2" office:value-type="string">
            <text:p text:style-name="P107"/>
          </table:table-cell>
          <table:table-cell table:style-name="Table15.A2" office:value-type="string">
            <text:p text:style-name="P107"/>
          </table:table-cell>
          <table:table-cell table:style-name="Table15.A2" office:value-type="string">
            <text:p text:style-name="P107"/>
          </table:table-cell>
          <table:table-cell table:style-name="Table15.H2" office:value-type="string">
            <text:p text:style-name="P107"/>
          </table:table-cell>
        </table:table-row>
        <table:table-row>
          <table:table-cell table:style-name="Table15.A2" table:number-columns-spanned="2" office:value-type="string">
            <text:p text:style-name="P106">Rozliczenie zakupów materiałow (301)</text:p>
          </table:table-cell>
          <table:covered-table-cell/>
          <table:table-cell table:style-name="Table15.A2" office:value-type="string">
            <text:p text:style-name="P107"/>
          </table:table-cell>
          <table:table-cell table:style-name="Table15.A2" office:value-type="string">
            <text:p text:style-name="P107"/>
          </table:table-cell>
          <table:table-cell table:style-name="Table15.A2" office:value-type="string">
            <text:p text:style-name="P107"/>
          </table:table-cell>
          <table:table-cell table:style-name="Table15.A2" office:value-type="string">
            <text:p text:style-name="P107"/>
          </table:table-cell>
          <table:table-cell table:style-name="Table15.A2" office:value-type="string">
            <text:p text:style-name="P107"/>
          </table:table-cell>
          <table:table-cell table:style-name="Table15.H2" office:value-type="string">
            <text:p text:style-name="P107"/>
          </table:table-cell>
        </table:table-row>
        <table:table-row>
          <table:table-cell table:style-name="Table15.A2" office:value-type="string">
            <text:p text:style-name="P108">1) 500</text:p>
            <text:p text:style-name="P108">1) 200</text:p>
            <text:p text:style-name="P108">5) 50</text:p>
          </table:table-cell>
          <table:table-cell table:style-name="Table15.A2" office:value-type="string">
            <text:p text:style-name="P108">3) 550</text:p>
            <text:p text:style-name="P108">4) 200</text:p>
          </table:table-cell>
          <table:table-cell table:style-name="Table15.A2" office:value-type="string">
            <text:p text:style-name="P107"/>
          </table:table-cell>
          <table:table-cell table:style-name="Table15.A2" office:value-type="string">
            <text:p text:style-name="P107"/>
          </table:table-cell>
          <table:table-cell table:style-name="Table15.A2" office:value-type="string">
            <text:p text:style-name="P107"/>
          </table:table-cell>
          <table:table-cell table:style-name="Table15.A2" office:value-type="string">
            <text:p text:style-name="P107"/>
          </table:table-cell>
          <table:table-cell table:style-name="Table15.A2" office:value-type="string">
            <text:p text:style-name="P107"/>
          </table:table-cell>
          <table:table-cell table:style-name="Table15.H2" office:value-type="string">
            <text:p text:style-name="P107"/>
          </table:table-cell>
        </table:table-row>
      </table:table>
      <text:p text:style-name="P124"><text:span text:style-name="T27"/></text:p>
      <text:p text:style-name="P125"><text:span text:style-name="T27">5) 550 – 500 = 5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8pt" officeooo:rsid="001b2b27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officeooo:rsid="001b2b27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/>
      <style:text-properties fo:font-size="20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07:58:02.579983023</meta:creation-date>
    <meta:generator>LibreOffice/24.2.2.2$Linux_X86_64 LibreOffice_project/420$Build-2</meta:generator>
    <dc:date>2024-04-17T08:47:29.948614295</dc:date>
    <meta:editing-duration>PT4H25M50S</meta:editing-duration>
    <meta:editing-cycles>47</meta:editing-cycles>
    <meta:document-statistic meta:table-count="15" meta:image-count="0" meta:object-count="0" meta:page-count="15" meta:paragraph-count="623" meta:word-count="2933" meta:character-count="20690" meta:non-whitespace-character-count="18351"/>
  </office:meta>
</office:document-meta>
</file>